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062000000625679B2DD9E05D1B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fo:margin-top="0cm" fo:margin-bottom="0.101cm" table:align="margins"/>
    </style:style>
    <style:style style:name="Tableau1.A" style:family="table-column">
      <style:table-column-properties style:column-width="2.252cm" style:rel-column-width="16133*"/>
    </style:style>
    <style:style style:name="Tableau1.B" style:family="table-column">
      <style:table-column-properties style:column-width="6.899cm" style:rel-column-width="49402*"/>
    </style:style>
    <style:style style:name="Tableau1.1" style:family="table-row">
      <style:table-row-properties style:min-row-height="3.7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9.135cm" table:align="right" style:may-break-between-rows="false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0.395cm"/>
    </style:style>
    <style:style style:name="Table1.C" style:family="table-column">
      <style:table-column-properties style:column-width="4.905cm"/>
    </style:style>
    <style:style style:name="Table1.E" style:family="table-column">
      <style:table-column-properties style:column-width="2.036cm"/>
    </style:style>
    <style:style style:name="Table1.A1" style:family="table-cell">
      <style:table-cell-properties style:vertical-align="middle" fo:padding="0.049cm" fo:border="none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1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text-align="center" style:justify-single-word="false"/>
      <style:text-properties officeooo:paragraph-rsid="009a8a6b"/>
    </style:style>
    <style:style style:name="P14" style:family="paragraph" style:parent-style-name="Standard">
      <style:text-properties officeooo:paragraph-rsid="009a8a6b"/>
    </style:style>
    <style:style style:name="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_5f_En-tête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9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P20" style:family="paragraph" style:parent-style-name="_5f_Paragraphe_20_livret_20_">
      <style:paragraph-properties fo:margin-top="0cm" fo:margin-bottom="0cm" style:contextual-spacing="false"/>
      <style:text-properties officeooo:paragraph-rsid="009a8a6b"/>
    </style:style>
    <style:style style:name="P21" style:family="paragraph" style:parent-style-name="Table_20_Contents">
      <style:paragraph-properties fo:text-align="end" style:justify-single-word="false"/>
      <style:text-properties officeooo:rsid="00a03c88" officeooo:paragraph-rsid="00a03c88"/>
    </style:style>
    <style:style style:name="P22" style:family="paragraph" style:parent-style-name="Table_20_Contents">
      <style:paragraph-properties fo:text-align="start" style:justify-single-word="false"/>
      <style:text-properties officeooo:rsid="00a03c88" officeooo:paragraph-rsid="00a03c88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_5f_Paragraphe_20_livret_20_">
      <style:text-properties officeooo:paragraph-rsid="009a8a6b"/>
    </style:style>
    <style:style style:name="P26" style:family="paragraph" style:parent-style-name="_5f_Paragraphe_20_livret_20_">
      <style:text-properties officeooo:paragraph-rsid="00ac6843"/>
    </style:style>
    <style:style style:name="P27" style:family="paragraph" style:parent-style-name="_5f_Paragraphe_20_livret_20_">
      <style:paragraph-properties fo:text-align="center" style:justify-single-word="false"/>
      <style:text-properties fo:font-weight="bold" officeooo:paragraph-rsid="009a8a6b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able_20_Contents" style:list-style-name="List_20_1">
      <style:paragraph-properties fo:text-align="center" style:justify-single-word="false"/>
    </style:style>
    <style:style style:name="P30" style:family="paragraph" style:parent-style-name="_5f_Paragraphe_20_livret_20_" style:list-style-name="_5f_Numérotation_20_des_20_exercices_20_livrets">
      <style:text-properties officeooo:paragraph-rsid="009a8a6b"/>
    </style:style>
    <style:style style:name="P31" style:family="paragraph" style:parent-style-name="_5f_Paragraphe_20_livret_20_" style:list-style-name="_5f_Numérotation_20_des_20_exercices_20_livrets">
      <style:text-properties officeooo:paragraph-rsid="00a6d8f8"/>
    </style:style>
    <style:style style:name="P32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3" fo:font-size="10pt" fo:font-style="normal" fo:font-weight="bold" officeooo:rsid="00ba1695" officeooo:paragraph-rsid="00ba1695" style:font-weight-asian="bold" style:font-weight-complex="bold"/>
    </style:style>
    <style:style style:name="P3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9a8a6b"/>
    </style:style>
    <style:style style:name="P34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officeooo:paragraph-rsid="00a6d8f8"/>
    </style:style>
    <style:style style:name="P35" style:family="paragraph" style:parent-style-name="_5f_Paragraphe_20_livret_20_réponse_20_élève" style:list-style-name="_5f_Numérotation_20_des_20_exercices_20_livrets">
      <style:text-properties officeooo:paragraph-rsid="00a6d8f8"/>
    </style:style>
    <style:style style:name="P36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/>
      <style:text-properties officeooo:paragraph-rsid="009c4fe0"/>
    </style:style>
    <style:style style:name="P37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/>
      <style:text-properties officeooo:paragraph-rsid="009c4fe0"/>
    </style:style>
    <style:style style:name="P38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9c4fe0"/>
    </style:style>
    <style:style style:name="P39" style:family="paragraph" style:parent-style-name="_5f_Paragraphe_20_énoncé_20_après_20_numéro" style:list-style-name="_5f_Numérotation_20_des_20_exercices_20_livrets">
      <style:text-properties officeooo:paragraph-rsid="00ba1695"/>
    </style:style>
    <style:style style:name="P40" style:family="paragraph" style:parent-style-name="_5f_Paragraphe_20_énoncé_20_après_20_numéro">
      <style:text-properties officeooo:rsid="00ba1695" officeooo:paragraph-rsid="00ba1695"/>
    </style:style>
    <style:style style:name="P41" style:family="paragraph" style:parent-style-name="_5f_Paragraphe_20_énoncé_20_après_20_numéro" style:list-style-name=""/>
    <style:style style:name="P42" style:family="paragraph" style:parent-style-name="_5f_Titre_20_d_27_exercices_20_livret" style:list-style-name="_5f_Numérotation_20_des_20_exercices_20_livrets"/>
    <style:style style:name="P43" style:family="paragraph" style:parent-style-name="_5f_Titre_20_d_27_exercices_20_livret">
      <style:text-properties officeooo:rsid="00a69fbc" officeooo:paragraph-rsid="00a69fbc"/>
    </style:style>
    <style:style style:name="P44" style:family="paragraph" style:parent-style-name="_5f_Titre_20_d_27_exercices_20_livret" style:list-style-name="">
      <style:paragraph-properties fo:text-align="justify" style:justify-single-word="false">
        <style:tab-stops/>
      </style:paragraph-properties>
    </style:style>
    <style:style style:name="P45" style:family="paragraph" style:parent-style-name="_5f_Titre_20_d_27_exercices_20_livret" style:master-page-name="SERIE_5f_G_5f_GAUCHE_5f_ET_5f_DROITE_5f_2COL">
      <style:paragraph-properties style:page-number="4"/>
      <style:text-properties officeooo:paragraph-rsid="00b604d3"/>
    </style:style>
    <style:style style:name="P46" style:family="paragraph" style:parent-style-name="_5f_Titre_20_d_27_exercices_20_livret">
      <style:paragraph-properties fo:break-before="page"/>
    </style:style>
    <style:style style:name="P47" style:family="paragraph" style:parent-style-name="_5f_Titre_20_d_27_exercices_20_livret_20_sans_20_titre">
      <style:text-properties officeooo:rsid="009a8a6b" officeooo:paragraph-rsid="009a8a6b"/>
    </style:style>
    <style:style style:name="P48" style:family="paragraph" style:parent-style-name="_5f_Titre_20_d_27_exercices_20_livret_20_sans_20_titre" style:list-style-name="_5f_Numérotation_20_des_20_exercices_20_livrets"/>
    <style:style style:name="P49" style:family="paragraph" style:parent-style-name="_5f_Titre_20_d_27_exercices_20_livret_20_sans_20_titre">
      <style:text-properties officeooo:rsid="00a03c88" officeooo:paragraph-rsid="00a03c88"/>
    </style:style>
    <style:style style:name="P50" style:family="paragraph">
      <loext:graphic-properties draw:fill="solid" draw:fill-color="#1ca2b8"/>
    </style:style>
    <style:style style:name="P5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4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4" fo:font-size="12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 style:writing-mode="lr-tb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6" style:family="text">
      <style:text-properties fo:font-variant="small-caps" officeooo:rsid="0054f64f"/>
    </style:style>
    <style:style style:name="T7" style:family="text">
      <style:text-properties officeooo:rsid="00a4cf55"/>
    </style:style>
    <style:style style:name="T8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9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10" style:family="text">
      <style:text-properties officeooo:rsid="002925a2"/>
    </style:style>
    <style:style style:name="T11" style:family="text">
      <style:text-properties officeooo:rsid="002b33ed"/>
    </style:style>
    <style:style style:name="T12" style:family="text">
      <style:text-properties officeooo:rsid="0030cfdb"/>
    </style:style>
    <style:style style:name="T13" style:family="text">
      <style:text-properties officeooo:rsid="009a8a6b"/>
    </style:style>
    <style:style style:name="T14" style:family="text">
      <style:text-properties style:text-position="sub 58%"/>
    </style:style>
    <style:style style:name="T15" style:family="text">
      <style:text-properties fo:color="#b3b3b3" loext:opacity="100%"/>
    </style:style>
    <style:style style:name="T16" style:family="text">
      <style:text-properties fo:color="#000000" loext:opacity="100%" style:font-name="Bitstream Vera Sans3" fo:font-size="10pt" fo:font-style="normal" fo:font-weight="normal" officeooo:rsid="00b0d9eb"/>
    </style:style>
    <style:style style:name="T17" style:family="text">
      <style:text-properties fo:color="#000000" loext:opacity="100%" style:font-name="Bitstream Vera Sans3" fo:font-size="10pt" fo:font-style="normal" fo:font-weight="normal" officeooo:rsid="00ba1695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-asian="OpenSymbol" style:font-style-asian="normal" style:font-name-complex="OpenSymbol" style:font-style-complex="normal"/>
    </style:style>
    <style:style style:name="T20" style:family="text">
      <style:text-properties style:text-position="0% 100%" officeooo:rsid="0030cfdb" style:font-name-asian="OpenSymbol" style:font-style-asian="normal" style:font-name-complex="OpenSymbo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1ff5f9"/>
    </style:style>
    <style:style style:name="T23" style:family="text">
      <style:text-properties officeooo:rsid="00b0d9eb"/>
    </style:style>
    <style:style style:name="T24" style:family="text">
      <style:text-properties officeooo:rsid="00b1076b"/>
    </style:style>
    <style:style style:name="T25" style:family="text">
      <style:text-properties officeooo:rsid="00b30435"/>
    </style:style>
    <style:style style:name="T26" style:family="text">
      <style:text-properties officeooo:rsid="00b604d3"/>
    </style:style>
    <style:style style:name="T27" style:family="text">
      <style:text-properties fo:color="#c9211e" loext:opacity="100%"/>
    </style:style>
    <style:style style:name="T2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9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0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-33% 58%" style:font-name="Bitstream Vera Sans4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10% 58%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-10% 58%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cm" fo:padding-right="0cm" fo:padding-top="0.049cm" fo:padding-bottom="0.049cm" fo:border="0.99pt solid #1ca2b8" style:shadow="#add9e0 0.15cm 0.15cm" draw:shadow-opacity="100%" loext:rel-width-rel="paragraph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fill-image-width="0cm" draw:fill-image-height="0cm" fo:padding-left="0cm" fo:padding-right="0cm" fo:padding-top="0.049cm" fo:padding-bottom="0.049cm" fo:border="0.99pt solid #1ca2b8" style:shadow="#add9e0 0.15cm 0.15cm" draw:shadow-opacity="100%" loext:rel-width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solid" draw:stroke-dash="Dashed_20__28_var_29__20_98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98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98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98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98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98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987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988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989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990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991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992" svg:stroke-width="0.019cm" svg:stroke-color="#000000" draw:marker-start-width="0.199cm" draw:marker-start-center="false" draw:marker-end-width="0.199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99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99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draw:stroke-dash="Dashed_20__28_var_29__20_99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draw:stroke-dash="Dashed_20__28_var_29__20_99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draw:stroke-dash="Dashed_20__28_var_29__20_99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ed_20__28_var_29__20_99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draw:stroke-dash="Dashed_20__28_var_29__20_99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draw:stroke-dash="Dashed_20__28_var_29__20_88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88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885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886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none" draw:stroke-dash="Dashed_20__28_var_29__20_887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ed_20__28_var_29__20_888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draw:textarea-horizontal-align="left" draw:auto-grow-height="true" draw:auto-grow-width="true" fo:min-height="0.706cm" fo:min-width="0.004cm" draw:shadow="hidden" draw:shadow-offset-x="0.3cm" draw:shadow-offset-y="0.3cm" draw:shadow-color="#808080" style:run-through="foreground"/>
    </style:style>
    <style:style style:name="gr37" style:family="graphic">
      <style:graphic-properties draw:stroke="none" draw:stroke-dash="Dashed_20__28_var_29__20_889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890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draw:stroke-dash="Dashed_20__28_var_29__20_891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ed_20__28_var_29__20_892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893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894" svg:stroke-width="0.041cm" svg:stroke-color="#d3802c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3" style:family="graphic">
      <style:graphic-properties draw:stroke="none" draw:stroke-dash="Dashed_20__28_var_29__20_895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18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ed_20__28_var_29__20_896" svg:stroke-width="0.041cm" svg:stroke-color="#ff660d" draw:marker-start-width="0.125cm" draw:marker-start-center="false" draw:marker-end-width="0.125cm" draw:marker-end-center="false" draw:fill="none" draw:fill-color="#ffffff" draw:fill-image-width="0cm" draw:fill-image-height="0cm" fo:min-height="0.494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ed_20__28_var_29__20_897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898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899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900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901" svg:stroke-width="0.041cm" svg:stroke-color="#ff660d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902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903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904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905" svg:stroke-width="0.041cm" svg:stroke-color="#000000" draw:marker-start-width="0.125cm" draw:marker-start-center="false" draw:marker-end-width="0.125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1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3cm" fo:min-width="0.699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29cm" fo:min-width="0.699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1cm" fo:min-width="0.004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6cm" fo:min-width="0.63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6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3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6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94cm" fo:min-width="0.716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31cm" draw:shadow="hidden" draw:shadow-offset-x="0.3cm" draw:shadow-offset-y="0.3cm" draw:shadow-color="#808080" style:run-through="foreground"/>
    </style:style>
    <style:style style:name="gr7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6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76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7cm" fo:min-width="0.0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5cm" fo:min-width="0.00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4cm" fo:min-width="0.7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8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6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9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1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96cm" fo:min-width="0.7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8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3" draw:name="Shape3_1" draw:style-name="gr54" draw:text-style-name="P54" svg:x1="18.154cm" svg:y1="1.36cm" svg:x2="21.996cm" svg:y2="1.36cm">
        <text:p/>
      </draw:line>
      <draw:frame text:anchor-type="page" text:anchor-page-number="2" draw:z-index="4" draw:name="Shape8_1" draw:style-name="gr96" draw:text-style-name="P55" svg:width="2.703cm" svg:height="0.715cm" draw:transform="rotate (0.0872664625997165) translate (1.32644444444444cm 1.21884722222222cm)">
        <draw:text-box>
          <text:p text:style-name="P54"><text:span text:style-name="T28">Série 1</text:span></text:p>
        </draw:text-box>
      </draw:frame>
      <draw:frame text:anchor-type="page" text:anchor-page-number="1" draw:z-index="3" draw:name="Shape8_0" draw:style-name="gr96" draw:text-style-name="P55" svg:width="2.703cm" svg:height="0.715cm" draw:transform="rotate (0.0872664625997165) translate (1.32644444444444cm 1.21884722222222cm)">
        <draw:text-box>
          <text:p text:style-name="P54"><text:span text:style-name="T28">Série 1</text:span></text:p>
        </draw:text-box>
      </draw:frame>
      <draw:path text:anchor-type="page" text:anchor-page-number="2" draw:z-index="2" draw:name="Shape7_2" draw:style-name="gr97" draw:text-style-name="P50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1" draw:name="Shape7_1" draw:style-name="gr98" draw:text-style-name="P50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54" draw:text-style-name="P54" svg:x1="18.154cm" svg:y1="1.36cm" svg:x2="21.996cm" svg:y2="1.36cm">
        <text:p/>
      </draw:line>
      <text:list xml:id="list2386892431" text:style-name="_5f_Numérotation_20_des_20_exercices_20_livrets">
        <text:list-item>
          <text:h text:style-name="P45" text:outline-level="1"><text:span text:style-name="Bold_5f_niv1"><text:span text:style-name="T26">Schématiser un point</text:span></text:span></text:h>
        </text:list-item>
      </text:list>
      <text:p text:style-name="_5f_Paragraphe_20_livret_20_"><text:span text:style-name="T12">Entoure les points correctement représentés</text:span>.</text:p>
      <text:p text:style-name="_5f_Paragraphe_20_livret_20_"><draw:g text:anchor-type="paragraph" draw:z-index="5" draw:name="Shape11" draw:style-name="gr9"><draw:frame draw:style-name="gr82" draw:text-style-name="P69" svg:width="0.773cm" svg:height="0.71cm" svg:x="0cm" svg:y="0.887cm"><draw:text-box><text:p text:style-name="P63"><text:span text:style-name="T38">A</text:span></text:p></draw:text-box></draw:frame><draw:g draw:style-name="gr10"><draw:line draw:style-name="gr55" draw:text-style-name="P70" svg:x1="2.264cm" svg:y1="1.141cm" svg:x2="2.453cm" svg:y2="1.34cm"><text:p/></draw:line><draw:line draw:style-name="gr55" draw:text-style-name="P70" svg:x1="2.444cm" svg:y1="1.141cm" svg:x2="2.253cm" svg:y2="1.34cm"><text:p/></draw:line></draw:g><draw:ellipse draw:style-name="gr83" draw:text-style-name="P71" svg:width="0.301cm" svg:height="0.318cm" svg:x="1.097cm" svg:y="1.05cm"><text:p/></draw:ellipse><draw:frame draw:style-name="gr84" draw:text-style-name="P69" svg:width="0.775cm" svg:height="0.708cm" svg:x="0.894cm" svg:y="0.402cm"><draw:text-box><text:p text:style-name="P63"><text:span text:style-name="T38">B</text:span></text:p></draw:text-box></draw:frame><draw:frame draw:style-name="gr85" draw:text-style-name="P69" svg:width="0.773cm" svg:height="0.708cm" svg:x="2.028cm" svg:y="0.42cm"><draw:text-box><text:p text:style-name="P63"><text:span text:style-name="T38">C</text:span></text:p></draw:text-box></draw:frame><draw:frame draw:style-name="gr74" draw:text-style-name="P65" svg:width="0.41cm" svg:height="1.188cm" svg:x="4.733cm" svg:y="1.551cm"><draw:text-box><text:p/></draw:text-box></draw:frame><draw:frame draw:style-name="gr86" draw:text-style-name="P65" svg:width="0.507cm" svg:height="1.188cm" svg:x="4.598cm" svg:y="0.887cm"><draw:text-box><text:p/></draw:text-box></draw:frame><draw:frame draw:style-name="gr74" draw:text-style-name="P65" svg:width="0.417cm" svg:height="1.188cm" svg:x="4.733cm" svg:y="1.551cm"><draw:text-box><text:p/></draw:text-box></draw:frame><draw:frame draw:style-name="gr86" draw:text-style-name="P65" svg:width="0.507cm" svg:height="1.188cm" svg:x="4.598cm" svg:y="0.887cm"><draw:text-box><text:p/></draw:text-box></draw:frame><draw:line draw:style-name="gr55" draw:text-style-name="P62" svg:x1="3.691cm" svg:y1="0.984cm" svg:x2="8.362cm" svg:y2="2.43cm"><text:p/></draw:line><draw:frame draw:style-name="gr74" draw:text-style-name="P65" svg:width="0.412cm" svg:height="1.188cm" svg:x="4.447cm" svg:y="1.119cm"><draw:text-box><text:p/></draw:text-box></draw:frame><draw:frame draw:style-name="gr87" draw:text-style-name="P65" svg:width="0.507cm" svg:height="1.186cm" svg:x="4.314cm" svg:y="0.459cm"><draw:text-box><text:p/></draw:text-box></draw:frame><draw:line draw:style-name="gr55" draw:text-style-name="P62" svg:x1="2.287cm" svg:y1="2.252cm" svg:x2="8.403cm" svg:y2="0.252cm"><text:p/></draw:line><draw:frame draw:style-name="gr87" draw:text-style-name="P65" svg:width="0.507cm" svg:height="1.186cm" svg:x="4.314cm" svg:y="0.459cm"><draw:text-box><text:p/></draw:text-box></draw:frame><draw:frame draw:style-name="gr88" draw:text-style-name="P64" svg:width="0.779cm" svg:height="0.727cm" svg:x="4.516cm" svg:y="0.738cm"><draw:text-box><text:p text:style-name="P63"><text:span text:style-name="T32">F</text:span></text:p></draw:text-box></draw:frame><draw:g draw:style-name="gr10"><draw:line draw:style-name="gr55" draw:text-style-name="P70" svg:x1="4.856cm" svg:y1="1.28cm" svg:x2="5.045cm" svg:y2="1.479cm"><text:p/></draw:line><draw:line draw:style-name="gr55" draw:text-style-name="P70" svg:x1="5.032cm" svg:y1="1.28cm" svg:x2="4.841cm" svg:y2="1.479cm"><text:p/></draw:line></draw:g><draw:line draw:style-name="gr55" draw:text-style-name="P62" svg:x1="5.896cm" svg:y1="0.252cm" svg:x2="8.669cm" svg:y2="1.43cm"><text:p/></draw:line><draw:frame draw:style-name="gr89" draw:text-style-name="P64" svg:width="1.22cm" svg:height="0.846cm" svg:x="7.491cm" svg:y="1.731cm"><draw:text-box><text:p text:style-name="P63"><text:span text:style-name="T32">(d''</text:span><text:span text:style-name="T36">)</text:span></text:p></draw:text-box></draw:frame><draw:frame draw:style-name="gr90" draw:text-style-name="P64" svg:width="0.779cm" svg:height="0.729cm" svg:x="6.632cm" svg:y="0.06cm"><draw:text-box><text:p text:style-name="P63"><text:span text:style-name="T32">G</text:span></text:p></draw:text-box></draw:frame><draw:line draw:style-name="gr55" draw:text-style-name="P62" svg:x1="6.744cm" svg:y1="1.799cm" svg:x2="6.695cm" svg:y2="1.998cm"><text:p/></draw:line><draw:frame draw:style-name="gr91" draw:text-style-name="P64" svg:width="0.775cm" svg:height="0.727cm" svg:x="6.108cm" svg:y="1.838cm"><draw:text-box><text:p text:style-name="P63"><text:span text:style-name="T32">H</text:span></text:p></draw:text-box></draw:frame><draw:g draw:style-name="gr10"><draw:frame draw:style-name="gr92" draw:text-style-name="P69" svg:width="0.777cm" svg:height="0.71cm" svg:x="0.035cm" svg:y="1.928cm"><draw:text-box><text:p text:style-name="P63"><text:span text:style-name="T38">D</text:span></text:p></draw:text-box></draw:frame><draw:frame draw:style-name="gr82" draw:text-style-name="P69" svg:width="0.773cm" svg:height="0.71cm" svg:x="0.011cm" svg:y="2.329cm"><draw:text-box><text:p text:style-name="P63"><text:span text:style-name="T38">.</text:span></text:p></draw:text-box></draw:frame></draw:g><draw:g draw:style-name="gr10"><draw:frame draw:style-name="gr82" draw:text-style-name="P69" svg:width="0.773cm" svg:height="0.71cm" svg:x="1.325cm" svg:y="1.928cm"><draw:text-box><text:p text:style-name="P63"><text:span text:style-name="T38">E</text:span></text:p></draw:text-box></draw:frame><draw:frame draw:style-name="gr93" draw:text-style-name="P69" svg:width="0.802cm" svg:height="0.708cm" svg:x="1.311cm" svg:y="2.53cm"><draw:text-box><text:p text:style-name="P63"><text:span text:style-name="T38">+</text:span></text:p></draw:text-box></draw:frame></draw:g><draw:frame draw:style-name="gr94" draw:text-style-name="P64" svg:width="1.218cm" svg:height="0.847cm" svg:x="8.41cm" svg:y="0.836cm"><draw:text-box><text:p text:style-name="P63"><text:span text:style-name="T32">(d'</text:span><text:span text:style-name="T36">)</text:span></text:p></draw:text-box></draw:frame><draw:frame draw:style-name="gr95" draw:text-style-name="P64" svg:width="1.22cm" svg:height="0.847cm" svg:x="8.192cm" svg:y="-0.409cm"><draw:text-box><text:p text:style-name="P63"><text:span text:style-name="T32">(d</text:span><text:span text:style-name="T36">)</text:span></text:p></draw:text-box></draw:frame></draw:g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list xml:id="list151525412991019" text:continue-numbering="true" text:style-name="_5f_Numérotation_20_des_20_exercices_20_livrets">
        <text:list-item>
          <text:h text:style-name="_5f_Titre_20_d_27_exercices_20_livret" text:outline-level="1"><text:span text:style-name="Bold_5f_niv1">Placer un point</text:span></text:h>
          <text:p text:style-name="P30"><text:span text:style-name="T17">Louis</text:span>, Laura et Saïd ont effectué l'exercice suivant :</text:p>
        </text:list-item>
      </text:list>
      <text:p text:style-name="P20">« Place trois points A, B et C tels que :</text:p>
      <text:list xml:id="list151525107938560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33">A <text:span text:style-name="T16">est</text:span> le point d'intersection de (d<text:span text:style-name="T14">1</text:span>) et (d<text:span text:style-name="T14">2</text:span>) ;</text:p>
                </text:list-item>
                <text:list-item>
                  <text:p text:style-name="P33">B <text:span text:style-name="T16">appartient</text:span> à (d<text:span text:style-name="T14">1</text:span>) et <text:span text:style-name="T16">n’appartient</text:span> pas à (d<text:span text:style-name="T14">2</text:span>) ;</text:p>
                </text:list-item>
                <text:list-item>
                  <text:p text:style-name="P33">C <text:span text:style-name="T16">n’appartient</text:span> ni à (d<text:span text:style-name="T14">1</text:span>), ni à (d<text:span text:style-name="T14">2</text:span>). »</text:p>
                </text:list-item>
              </text:list>
            </text:list-item>
          </text:list>
          <text:list>
            <text:list-item>
              <text:p text:style-name="P39"><text:span text:style-name="T17">Louis</text:span>, Laura et Saïd <text:span text:style-name="T12">ont fait des erreurs. Entoure en vert les points mal schématisés et en rouge les points mal placés.</text:span><draw:g text:anchor-type="char" draw:z-index="8" draw:name="Shape11_0" draw:style-name="gr72"><draw:line draw:style-name="gr55" draw:text-style-name="P62" svg:x1="3.202cm" svg:y1="4.725cm" svg:x2="7.818cm" svg:y2="2.248cm"><text:p/></draw:line><draw:frame draw:style-name="gr73" draw:text-style-name="P64" svg:width="1.135cm" svg:height="0.664cm" svg:x="6.729cm" svg:y="1.672cm"><draw:text-box><text:p text:style-name="P58"><text:span text:style-name="T32">(d</text:span><text:span text:style-name="T33">1</text:span><text:span text:style-name="T36">)</text:span></text:p></draw:text-box></draw:frame><draw:frame draw:style-name="gr73" draw:text-style-name="P64" svg:width="1.135cm" svg:height="0.664cm" svg:x="7.602cm" svg:y="4.51cm"><draw:text-box><text:p text:style-name="P58"><text:span text:style-name="T32">(d</text:span><text:span text:style-name="T33">2</text:span><text:span text:style-name="T36">)</text:span></text:p></draw:text-box></draw:frame><draw:frame draw:style-name="gr74" draw:text-style-name="P65" svg:width="0.412cm" svg:height="1.188cm" svg:x="4.434cm" svg:y="3.794cm"><draw:text-box><text:p/></draw:text-box></draw:frame><draw:frame draw:style-name="gr75" draw:text-style-name="P64" svg:width="0.747cm" svg:height="0.664cm" svg:x="4.229cm" svg:y="4.009cm"><draw:text-box><text:p text:style-name="P58"><text:span text:style-name="T32">A</text:span></text:p></draw:text-box></draw:frame><draw:frame draw:style-name="gr75" draw:text-style-name="P64" svg:width="0.747cm" svg:height="0.664cm" svg:x="6.298cm" svg:y="2.866cm"><draw:text-box><text:p text:style-name="P58"><text:span text:style-name="T32">B</text:span></text:p></draw:text-box></draw:frame><draw:line draw:style-name="gr55" draw:text-style-name="P62" svg:x1="3.204cm" svg:y1="4.725cm" svg:x2="7.82cm" svg:y2="2.248cm"><text:p/></draw:line><draw:line draw:style-name="gr55" draw:text-style-name="P62" svg:x1="3.682cm" svg:y1="3.658cm" svg:x2="8.229cm" svg:y2="5.172cm"><text:p/></draw:line><draw:frame draw:style-name="gr76" draw:text-style-name="P64" svg:width="0.752cm" svg:height="0.858cm" svg:x="6.976cm" svg:y="4.316cm"><draw:text-box><text:p text:style-name="P58"><text:span text:style-name="T32">C</text:span></text:p></draw:text-box></draw:frame></draw:g>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2">Louis</text:p>
          </table:table-cell>
          <table:table-cell table:style-name="Tableau1.B1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27">Laura</text:p>
          </table:table-cell>
          <table:table-cell table:style-name="Tableau1.B2" office:value-type="string">
            <text:p text:style-name="P13"><draw:g text:anchor-type="as-char" svg:y="0cm" draw:z-index="6" draw:name="Shape12" draw:style-name="gr4"><draw:frame draw:style-name="gr78" draw:text-style-name="P68" svg:width="0.41cm" svg:height="0.532cm" svg:x="1.517cm" svg:y="2.372cm"><draw:text-box><text:p/></draw:text-box></draw:frame><draw:frame draw:style-name="gr70" draw:text-style-name="P68" svg:width="0.004cm" svg:height="0.532cm" svg:x="1.385cm" svg:y="1.709cm"><draw:text-box><text:p/></draw:text-box></draw:frame><draw:frame draw:style-name="gr78" draw:text-style-name="P68" svg:width="0.414cm" svg:height="0.532cm" svg:x="1.519cm" svg:y="2.372cm"><draw:text-box><text:p/></draw:text-box></draw:frame><draw:frame draw:style-name="gr70" draw:text-style-name="P68" svg:width="0.004cm" svg:height="0.532cm" svg:x="1.386cm" svg:y="1.709cm"><draw:text-box><text:p/></draw:text-box></draw:frame><draw:line draw:style-name="gr67" draw:text-style-name="P66" svg:x1="0cm" svg:y1="2.869cm" svg:x2="4.616cm" svg:y2="0.392cm"><text:p/></draw:line><draw:line draw:style-name="gr67" draw:text-style-name="P66" svg:x1="0.478cm" svg:y1="1.806cm" svg:x2="5.149cm" svg:y2="3.252cm"><text:p/></draw:line><draw:frame draw:style-name="gr77" draw:text-style-name="P67" svg:width="0.717cm" svg:height="0.595cm" svg:x="3.948cm" svg:y="0cm"><draw:text-box><text:p text:style-name="P58"><text:span text:style-name="T34">(d</text:span><text:span text:style-name="T35">1</text:span><text:span text:style-name="T37">)</text:span></text:p></draw:text-box></draw:frame><draw:frame draw:style-name="gr77" draw:text-style-name="P67" svg:width="0.717cm" svg:height="0.595cm" svg:x="4.858cm" svg:y="2.709cm"><draw:text-box><text:p text:style-name="P58"><text:span text:style-name="T34">(d</text:span><text:span text:style-name="T35">2</text:span><text:span text:style-name="T37">)</text:span></text:p></draw:text-box></draw:frame><draw:frame draw:style-name="gr78" draw:text-style-name="P68" svg:width="0.412cm" svg:height="0.532cm" svg:x="1.231cm" svg:y="1.94cm"><draw:text-box><text:p/></draw:text-box></draw:frame><draw:frame draw:style-name="gr70" draw:text-style-name="P68" svg:width="0.004cm" svg:height="0.532cm" svg:x="1.101cm" svg:y="1.281cm"><draw:text-box><text:p/></draw:text-box></draw:frame><draw:frame draw:style-name="gr79" draw:text-style-name="P67" svg:width="0.272cm" svg:height="0.477cm" svg:x="0.794cm" svg:y="2.491cm"><draw:text-box><text:p text:style-name="P58"><text:span text:style-name="T34">B</text:span></text:p></draw:text-box></draw:frame><draw:line draw:style-name="gr67" draw:text-style-name="P66" svg:x1="0.002cm" svg:y1="2.869cm" svg:x2="4.618cm" svg:y2="0.392cm"><text:p/></draw:line><draw:line draw:style-name="gr67" draw:text-style-name="P66" svg:x1="0.48cm" svg:y1="1.806cm" svg:x2="5.149cm" svg:y2="3.252cm"><text:p/></draw:line><draw:frame draw:style-name="gr70" draw:text-style-name="P68" svg:width="0.004cm" svg:height="0.532cm" svg:x="1.101cm" svg:y="1.281cm"><draw:text-box><text:p/></draw:text-box></draw:frame><draw:frame draw:style-name="gr79" draw:text-style-name="P67" svg:width="0.272cm" svg:height="0.477cm" svg:x="1.298cm" svg:y="1.642cm"><draw:text-box><text:p text:style-name="P58"><text:span text:style-name="T34">A</text:span></text:p></draw:text-box></draw:frame><draw:frame draw:style-name="gr80" draw:text-style-name="P67" svg:width="0.306cm" svg:height="0.477cm" svg:x="0.116cm" svg:y="1.196cm"><draw:text-box><text:p text:style-name="P58"><text:span text:style-name="T34">C</text:span></text:p></draw:text-box></draw:frame><draw:line draw:style-name="gr81" draw:text-style-name="P66" svg:x1="0.306cm" svg:y1="1.647cm" svg:x2="0.108cm" svg:y2="1.82cm"><text:p/></draw:line><draw:line draw:style-name="gr81" draw:text-style-name="P66" svg:x1="0.122cm" svg:y1="1.633cm" svg:x2="0.293cm" svg:y2="1.846cm"><text:p/></draw:line></draw:g></text:p>
          </table:table-cell>
        </table:table-row>
        <table:table-row table:style-name="Tableau1.1">
          <table:table-cell table:style-name="Tableau1.A2" office:value-type="string">
            <text:p text:style-name="P27">Saïd</text:p>
          </table:table-cell>
          <table:table-cell table:style-name="Tableau1.B3" office:value-type="string">
            <text:p text:style-name="P13"><draw:g text:anchor-type="as-char" svg:y="-0.092cm" draw:z-index="7" draw:name="Shape13" draw:style-name="gr4"><draw:line draw:style-name="gr67" draw:text-style-name="P66" svg:x1="0cm" svg:y1="2.853cm" svg:x2="4.616cm" svg:y2="0.376cm"><text:p/></draw:line><draw:line draw:style-name="gr67" draw:text-style-name="P66" svg:x1="0.478cm" svg:y1="1.789cm" svg:x2="5.149cm" svg:y2="3.235cm"><text:p/></draw:line><draw:frame draw:style-name="gr77" draw:text-style-name="P67" svg:width="0.717cm" svg:height="0.595cm" svg:x="3.932cm" svg:y="0cm"><draw:text-box><text:p text:style-name="P58"><text:span text:style-name="T34">(d</text:span><text:span text:style-name="T35">1</text:span><text:span text:style-name="T37">)</text:span></text:p></draw:text-box></draw:frame><draw:frame draw:style-name="gr77" draw:text-style-name="P67" svg:width="0.717cm" svg:height="0.595cm" svg:x="4.858cm" svg:y="2.693cm"><draw:text-box><text:p text:style-name="P58"><text:span text:style-name="T34">(d</text:span><text:span text:style-name="T35">2</text:span><text:span text:style-name="T37">)</text:span></text:p></draw:text-box></draw:frame><draw:frame draw:style-name="gr78" draw:text-style-name="P68" svg:width="0.412cm" svg:height="0.532cm" svg:x="1.231cm" svg:y="1.924cm"><draw:text-box><text:p/></draw:text-box></draw:frame><draw:frame draw:style-name="gr70" draw:text-style-name="P68" svg:width="0.004cm" svg:height="0.532cm" svg:x="1.101cm" svg:y="1.265cm"><draw:text-box><text:p/></draw:text-box></draw:frame><draw:frame draw:style-name="gr79" draw:text-style-name="P67" svg:width="0.272cm" svg:height="0.477cm" svg:x="3.016cm" svg:y="2.148cm"><draw:text-box><text:p text:style-name="P58"><text:span text:style-name="T34">B</text:span></text:p></draw:text-box></draw:frame><draw:line draw:style-name="gr67" draw:text-style-name="P66" svg:x1="0.002cm" svg:y1="2.853cm" svg:x2="4.618cm" svg:y2="0.376cm"><text:p/></draw:line><draw:line draw:style-name="gr67" draw:text-style-name="P66" svg:x1="0.48cm" svg:y1="1.789cm" svg:x2="5.149cm" svg:y2="3.235cm"><text:p/></draw:line><draw:frame draw:style-name="gr78" draw:text-style-name="P68" svg:width="0.41cm" svg:height="0.532cm" svg:x="1.233cm" svg:y="1.924cm"><draw:text-box><text:p/></draw:text-box></draw:frame><draw:frame draw:style-name="gr70" draw:text-style-name="P68" svg:width="0.004cm" svg:height="0.532cm" svg:x="1.101cm" svg:y="1.265cm"><draw:text-box><text:p/></draw:text-box></draw:frame><draw:frame draw:style-name="gr79" draw:text-style-name="P67" svg:width="0.272cm" svg:height="0.477cm" svg:x="1.298cm" svg:y="1.595cm"><draw:text-box><text:p text:style-name="P58"><text:span text:style-name="T34">A</text:span></text:p></draw:text-box></draw:frame><draw:frame draw:style-name="gr80" draw:text-style-name="P67" svg:width="0.306cm" svg:height="0.477cm" svg:x="4.025cm" svg:y="1.423cm"><draw:text-box><text:p text:style-name="P58"><text:span text:style-name="T34">C</text:span></text:p></draw:text-box></draw:frame><draw:line draw:style-name="gr81" draw:text-style-name="P66" svg:x1="4.183cm" svg:y1="1.923cm" svg:x2="3.985cm" svg:y2="2.096cm"><text:p/></draw:line><draw:line draw:style-name="gr81" draw:text-style-name="P66" svg:x1="3.999cm" svg:y1="1.909cm" svg:x2="4.17cm" svg:y2="2.121cm"><text:p/></draw:line><draw:line draw:style-name="gr81" draw:text-style-name="P66" svg:x1="3.35cm" svg:y1="2.531cm" svg:x2="3.283cm" svg:y2="2.769cm"><text:p/></draw:line></draw:g></text:p>
          </table:table-cell>
        </table:table-row>
      </table:table>
      <text:list xml:id="list151524156246917" text:continue-numbering="true" text:style-name="_5f_Numérotation_20_des_20_exercices_20_livrets">
        <text:list-item>
          <text:list>
            <text:list-item>
              <text:p text:style-name="_5f_Paragraphe_20_énoncé_20_après_20_numéro">Place correctement les points A, B et C sur la figure <text:span text:style-name="T13">suivante :</text:span></text:p>
            </text:list-item>
          </text:list>
        </text:list-item>
      </text:list>
      <text:p text:style-name="P25"><draw:g text:anchor-type="paragraph" draw:z-index="9" draw:name="Shape14" draw:style-name="gr9"><draw:frame draw:style-name="gr71" draw:text-style-name="P64" svg:width="1.138cm" svg:height="0.668cm" svg:x="5.671cm" svg:y="1.196cm"><draw:text-box><text:p text:style-name="P58"><text:span text:style-name="T32">(d</text:span><text:span text:style-name="T33">1</text:span><text:span text:style-name="T36">)</text:span></text:p></draw:text-box></draw:frame><draw:frame draw:style-name="gr71" draw:text-style-name="P64" svg:width="1.138cm" svg:height="0.668cm" svg:x="1.672cm" svg:y="1.53cm"><draw:text-box><text:p text:style-name="P58"><text:span text:style-name="T32">(d</text:span><text:span text:style-name="T33">2</text:span><text:span text:style-name="T36">)</text:span></text:p></draw:text-box></draw:frame><draw:line draw:style-name="gr55" draw:text-style-name="P62" svg:x1="1.672cm" svg:y1="0.195cm" svg:x2="6.989cm" svg:y2="1.336cm"><text:p/></draw:line><draw:line draw:style-name="gr55" draw:text-style-name="P62" svg:x1="6.506cm" svg:y1="0.48cm" svg:x2="2.172cm" svg:y2="2.195cm"><text:p/></draw:line></draw:g></text:p>
      <text:p text:style-name="P14"/>
      <text:p text:style-name="P25"/>
      <text:p text:style-name="P25"/>
      <text:list xml:id="list151525776059049" text:continue-numbering="true" text:style-name="_5f_Numérotation_20_des_20_exercices_20_livrets">
        <text:list-item>
          <text:h text:style-name="_5f_Titre_20_d_27_exercices_20_livret_20_sans_20_titre" text:outline-level="1">Complète la figure ou la consigne à l'aide des phrases ci‑dessous.</text:h>
        </text:list-item>
      </text:list>
      <text:p text:style-name="P14"><draw:g text:anchor-type="as-char" svg:y="0cm" draw:z-index="10" draw:name="Shape16" draw:style-name="gr4"><draw:line draw:style-name="gr67" draw:text-style-name="P66" svg:x1="3.055cm" svg:y1="0.139cm" svg:x2="3.205cm" svg:y2="3.573cm"><text:p/></draw:line><draw:line draw:style-name="gr67" draw:text-style-name="P66" svg:x1="1.877cm" svg:y1="0cm" svg:x2="8.215cm" svg:y2="2.145cm"><text:p/></draw:line><draw:line draw:style-name="gr67" draw:text-style-name="P66" svg:x1="0.788cm" svg:y1="3.26cm" svg:x2="8.48cm" svg:y2="0.318cm"><text:p/></draw:line><draw:line draw:style-name="gr67" draw:text-style-name="P66" svg:x1="0.012cm" svg:y1="0.628cm" svg:x2="7.789cm" svg:y2="3.373cm"><text:p/></draw:line><draw:frame draw:style-name="gr68" draw:text-style-name="P67" svg:width="0.699cm" svg:height="0.533cm" svg:x="7.742cm" svg:y="1.469cm"><draw:text-box><text:p text:style-name="P58"><text:span text:style-name="T34">(d</text:span><text:span text:style-name="T35">1</text:span><text:span text:style-name="T34">)</text:span></text:p></draw:text-box></draw:frame><draw:frame draw:style-name="gr69" draw:text-style-name="P67" svg:width="0.699cm" svg:height="0.53cm" svg:x="0cm" svg:y="0.841cm"><draw:text-box><text:p text:style-name="P58"><text:span text:style-name="T34">(d</text:span><text:span text:style-name="T35">2</text:span><text:span text:style-name="T34">)</text:span></text:p></draw:text-box></draw:frame><draw:frame draw:style-name="gr69" draw:text-style-name="P67" svg:width="0.699cm" svg:height="0.53cm" svg:x="6.765cm" svg:y="0.252cm"><draw:text-box><text:p text:style-name="P58"><text:span text:style-name="T34">(d</text:span><text:span text:style-name="T35">3</text:span><text:span text:style-name="T34">)</text:span></text:p></draw:text-box></draw:frame><draw:frame draw:style-name="gr68" draw:text-style-name="P67" svg:width="0.699cm" svg:height="0.533cm" svg:x="3.283cm" svg:y="3.06cm"><draw:text-box><text:p text:style-name="P58"><text:span text:style-name="T34">(d</text:span><text:span text:style-name="T35">4</text:span><text:span text:style-name="T34">)</text:span></text:p></draw:text-box></draw:frame><draw:frame draw:style-name="gr70" draw:text-style-name="P68" svg:width="0.004cm" svg:height="0.532cm" svg:x="2.88cm" svg:y="2.334cm"><draw:text-box><text:p/></draw:text-box></draw:frame></draw:g></text:p>
      <text:list xml:id="list151524278831666" text:continue-numbering="true" text:style-name="_5f_Numérotation_20_des_20_exercices_20_livrets">
        <text:list-item>
          <text:list>
            <text:list-item>
              <text:p text:style-name="_5f_Paragraphe_20_énoncé_20_après_20_numéro">A est le point d'intersection de (d<text:span text:style-name="T14">2</text:span>) et (d<text:span text:style-name="T14">4</text:span>).</text:p>
            </text:list-item>
            <text:list-item>
              <text:p text:style-name="_5f_Paragraphe_20_énoncé_20_après_20_numéro"><text:span text:style-name="T23">(</text:span>d<text:span text:style-name="T14">1</text:span>) et (d<text:span text:style-name="T14">3</text:span>) se coupent en T.</text:p>
            </text:list-item>
            <text:list-item>
              <text:p text:style-name="_5f_Paragraphe_20_énoncé_20_après_20_numéro">Le point d'intersection de (d<text:span text:style-name="T14">3</text:span>) et (d<text:span text:style-name="T14">4</text:span>) est H.</text:p>
            </text:list-item>
            <text:list-item>
              <text:p text:style-name="_5f_Paragraphe_20_énoncé_20_après_20_numéro">M est à l'intersection de (d<text:span text:style-name="T14">4</text:span>) et de (d<text:span text:style-name="T14">1</text:span>).</text:p>
            </text:list-item>
            <text:list-item>
              <text:p text:style-name="_5f_Paragraphe_20_énoncé_20_après_20_numéro">Le seul point d'intersection qui n'est pas nommé est celui de <text:span text:style-name="T15">........</text:span> et <text:span text:style-name="T15">........</text:span> .</text:p>
            </text:list-item>
          </text:list>
        </text:list-item>
        <text:list-item>
          <text:h text:style-name="P47" text:outline-level="1">Réalise ci-dessous la figure suivante : </text:h>
        </text:list-item>
      </text:list>
      <text:p text:style-name="_5f_Paragraphe_20_livret_20_">« Le point A est l’intersection des droites (d<text:span text:style-name="T14">1</text:span>) et (d<text:span text:style-name="T14">2</text:span>). Les droites (d<text:span text:style-name="T14">2</text:span>), (d<text:span text:style-name="T14">3</text:span>) et (d<text:span text:style-name="T14">4</text:span>) sont concourantes en V. De plus, (d<text:span text:style-name="T14">1</text:span>) et (d<text:span text:style-name="T14">3</text:span>) se coupent en E et le point C appartient à la fois à (d<text:span text:style-name="T14">1</text:span>) et à (d<text:span text:style-name="T14">4</text:span>). »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1524743623389" text:continue-numbering="true" text:style-name="_5f_Numérotation_20_des_20_exercices_20_livrets">
        <text:list-item>
          <text:h text:style-name="P48" text:outline-level="1">Complète les phrases à l'aide de la figure.</text:h>
        </text:list-item>
      </text:list>
      <text:p text:style-name="_5f_Paragraphe_20_livret_20_"><draw:g text:anchor-type="paragraph" draw:z-index="11" draw:name="Shape15" draw:style-name="gr9"><draw:line draw:style-name="gr55" draw:text-style-name="P62" svg:x1="4.321cm" svg:y1="0.1cm" svg:x2="2.517cm" svg:y2="3.862cm"><text:p/></draw:line><draw:line draw:style-name="gr55" draw:text-style-name="P62" svg:x1="0.049cm" svg:y1="0.822cm" svg:x2="8.173cm" svg:y2="0.822cm"><text:p/></draw:line><draw:line draw:style-name="gr55" draw:text-style-name="P62" svg:x1="1.057cm" svg:y1="3.471cm" svg:x2="8.312cm" svg:y2="0.321cm"><text:p/></draw:line><draw:line draw:style-name="gr55" draw:text-style-name="P62" svg:x1="0.21cm" svg:y1="0.419cm" svg:x2="7.133cm" svg:y2="3.396cm"><text:p/></draw:line><draw:frame draw:style-name="gr56" draw:text-style-name="P64" svg:width="1.59cm" svg:height="0.671cm" svg:x="6.454cm" svg:y="2.583cm"><draw:text-box><text:p text:style-name="P63"><text:span text:style-name="T32">(d</text:span><text:span text:style-name="T33">1</text:span><text:span text:style-name="T32">)</text:span></text:p></draw:text-box></draw:frame><draw:frame draw:style-name="gr57" draw:text-style-name="P64" svg:width="1.661cm" svg:height="0.671cm" svg:x="0cm" svg:y="0.868cm"><draw:text-box><text:p text:style-name="P63"><text:span text:style-name="T32">(d</text:span><text:span text:style-name="T33">2</text:span><text:span text:style-name="T32">)</text:span></text:p></draw:text-box></draw:frame><draw:frame draw:style-name="gr58" draw:text-style-name="P64" svg:width="1.532cm" svg:height="0.671cm" svg:x="0.727cm" svg:y="2.726cm"><draw:text-box><text:p text:style-name="P63"><text:span text:style-name="T32">(d</text:span><text:span text:style-name="T33">3</text:span><text:span text:style-name="T32">)</text:span></text:p></draw:text-box></draw:frame><draw:frame draw:style-name="gr59" draw:text-style-name="P64" svg:width="1.564cm" svg:height="0.671cm" svg:x="2.443cm" svg:y="3.396cm"><draw:text-box><text:p text:style-name="P63"><text:span text:style-name="T32">(d</text:span><text:span text:style-name="T33">4</text:span><text:span text:style-name="T32">)</text:span></text:p></draw:text-box></draw:frame><draw:frame draw:style-name="gr60" draw:text-style-name="P64" svg:width="0.747cm" svg:height="0.673cm" svg:x="0.76cm" svg:y="0.196cm"><draw:text-box><text:p text:style-name="P63"><text:span text:style-name="T32">A</text:span></text:p></draw:text-box></draw:frame><draw:frame draw:style-name="gr61" draw:text-style-name="P64" svg:width="0.747cm" svg:height="0.671cm" svg:x="4.05cm" svg:y="0.32cm"><draw:text-box><text:p text:style-name="P63"><text:span text:style-name="T32">B</text:span></text:p></draw:text-box></draw:frame><draw:frame draw:style-name="gr62" draw:text-style-name="P64" svg:width="0.752cm" svg:height="0.671cm" svg:x="6.847cm" svg:y="0.15cm"><draw:text-box><text:p text:style-name="P63"><text:span text:style-name="T32">C</text:span></text:p></draw:text-box></draw:frame><draw:frame draw:style-name="gr63" draw:text-style-name="P64" svg:width="0.777cm" svg:height="0.671cm" svg:x="3.076cm" svg:y="1.179cm"><draw:text-box><text:p text:style-name="P63"><text:span text:style-name="T32">D</text:span></text:p></draw:text-box></draw:frame><draw:frame draw:style-name="gr64" draw:text-style-name="P64" svg:width="0.727cm" svg:height="0.671cm" svg:x="2.607cm" svg:y="1.96cm"><draw:text-box><text:p text:style-name="P63"><text:span text:style-name="T32">E</text:span></text:p></draw:text-box></draw:frame><draw:frame draw:style-name="gr65" draw:text-style-name="P64" svg:width="0.708cm" svg:height="0.671cm" svg:x="4.112cm" svg:y="2.198cm"><draw:text-box><text:p text:style-name="P63"><text:span text:style-name="T32">F</text:span></text:p></draw:text-box></draw:frame><draw:frame draw:style-name="gr66" draw:text-style-name="P65" svg:width="0.505cm" svg:height="0.74cm" svg:x="2.517cm" svg:y="2.059cm"><draw:text-box><text:p/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1525981009835" text:continue-list="list151524743623389" text:style-name="_5f_Numérotation_20_des_20_exercices_20_livrets">
        <text:list-item>
          <text:list>
            <text:list-item text:start-value="1">
              <text:p text:style-name="P36">Les droites (d<text:span text:style-name="T14">1</text:span>) et (d<text:span text:style-name="T14">2</text:span>) se coupent en <text:span text:style-name="T15">.....</text:span> . </text:p>
            </text:list-item>
            <text:list-item>
              <text:p text:style-name="P37">Le point d'intersection de (d<text:span text:style-name="T14">1</text:span>) et (d<text:span text:style-name="T14">3</text:span>) est <text:span text:style-name="T15">.....</text:span> .</text:p>
            </text:list-item>
            <text:list-item>
              <text:p text:style-name="P37">C est le point d'intersection de <text:span text:style-name="T15">........</text:span> et <text:span text:style-name="T15">........</text:span> .</text:p>
            </text:list-item>
            <text:list-item>
              <text:p text:style-name="P37">Le point B est à l'intersection de <text:span text:style-name="T15">........</text:span> et <text:span text:style-name="T15">.......</text:span> .</text:p>
            </text:list-item>
            <text:list-item>
              <text:p text:style-name="P38">D est <text:span text:style-name="_5f_pointillés_20_gris"><text:span text:style-name="T20"><text:tab/></text:span></text:span></text:p>
            </text:list-item>
          </text:list>
        </text:list-item>
      </text:list>
      <text:p text:style-name="FILET_5f_POINTILLES"><text:soft-page-break/><text:span text:style-name="_5f_pointillés_20_gris"><text:tab/></text:span></text:p>
      <text:list xml:id="list151524677467238" text:continue-numbering="true" text:style-name="_5f_Numérotation_20_des_20_exercices_20_livrets">
        <text:list-item>
          <text:h text:style-name="P49" text:outline-level="1">On considère la figure suivante. </text:h>
        </text:list-item>
      </text:list>
      <text:p text:style-name="_5f_Paragraphe_20_livret_20_"><draw:g text:anchor-type="paragraph" draw:z-index="12" draw:name="Shape15_0" draw:style-name="gr9"><draw:line draw:style-name="gr55" draw:text-style-name="P62" svg:x1="4.321cm" svg:y1="0.1cm" svg:x2="2.517cm" svg:y2="3.862cm"><text:p/></draw:line><draw:line draw:style-name="gr55" draw:text-style-name="P62" svg:x1="0.049cm" svg:y1="0.822cm" svg:x2="8.173cm" svg:y2="0.822cm"><text:p/></draw:line><draw:line draw:style-name="gr55" draw:text-style-name="P62" svg:x1="1.057cm" svg:y1="3.471cm" svg:x2="8.312cm" svg:y2="0.321cm"><text:p/></draw:line><draw:line draw:style-name="gr55" draw:text-style-name="P62" svg:x1="0.21cm" svg:y1="0.419cm" svg:x2="7.133cm" svg:y2="3.396cm"><text:p/></draw:line><draw:frame draw:style-name="gr56" draw:text-style-name="P64" svg:width="1.59cm" svg:height="0.671cm" svg:x="6.454cm" svg:y="2.583cm"><draw:text-box><text:p text:style-name="P63"><text:span text:style-name="T32">(d</text:span><text:span text:style-name="T33">1</text:span><text:span text:style-name="T32">)</text:span></text:p></draw:text-box></draw:frame><draw:frame draw:style-name="gr57" draw:text-style-name="P64" svg:width="1.661cm" svg:height="0.671cm" svg:x="0cm" svg:y="0.868cm"><draw:text-box><text:p text:style-name="P63"><text:span text:style-name="T32">(d</text:span><text:span text:style-name="T33">2</text:span><text:span text:style-name="T32">)</text:span></text:p></draw:text-box></draw:frame><draw:frame draw:style-name="gr58" draw:text-style-name="P64" svg:width="1.532cm" svg:height="0.671cm" svg:x="0.727cm" svg:y="2.726cm"><draw:text-box><text:p text:style-name="P63"><text:span text:style-name="T32">(d</text:span><text:span text:style-name="T33">3</text:span><text:span text:style-name="T32">)</text:span></text:p></draw:text-box></draw:frame><draw:frame draw:style-name="gr59" draw:text-style-name="P64" svg:width="1.564cm" svg:height="0.671cm" svg:x="2.443cm" svg:y="3.396cm"><draw:text-box><text:p text:style-name="P63"><text:span text:style-name="T32">(d</text:span><text:span text:style-name="T33">4</text:span><text:span text:style-name="T32">)</text:span></text:p></draw:text-box></draw:frame><draw:frame draw:style-name="gr60" draw:text-style-name="P64" svg:width="0.747cm" svg:height="0.673cm" svg:x="0.76cm" svg:y="0.196cm"><draw:text-box><text:p text:style-name="P63"><text:span text:style-name="T32">A</text:span></text:p></draw:text-box></draw:frame><draw:frame draw:style-name="gr61" draw:text-style-name="P64" svg:width="0.747cm" svg:height="0.671cm" svg:x="4.05cm" svg:y="0.32cm"><draw:text-box><text:p text:style-name="P63"><text:span text:style-name="T32">B</text:span></text:p></draw:text-box></draw:frame><draw:frame draw:style-name="gr62" draw:text-style-name="P64" svg:width="0.752cm" svg:height="0.671cm" svg:x="6.847cm" svg:y="0.15cm"><draw:text-box><text:p text:style-name="P63"><text:span text:style-name="T32">C</text:span></text:p></draw:text-box></draw:frame><draw:frame draw:style-name="gr63" draw:text-style-name="P64" svg:width="0.777cm" svg:height="0.671cm" svg:x="3.549cm" svg:y="1.445cm"><draw:text-box><text:p text:style-name="P63"><text:span text:style-name="T32">D</text:span></text:p></draw:text-box></draw:frame><draw:frame draw:style-name="gr64" draw:text-style-name="P64" svg:width="0.727cm" svg:height="0.671cm" svg:x="2.607cm" svg:y="1.96cm"><draw:text-box><text:p text:style-name="P63"><text:span text:style-name="T32">E</text:span></text:p></draw:text-box></draw:frame><draw:frame draw:style-name="gr65" draw:text-style-name="P64" svg:width="0.708cm" svg:height="0.671cm" svg:x="4.112cm" svg:y="2.198cm"><draw:text-box><text:p text:style-name="P63"><text:span text:style-name="T32">F</text:span></text:p></draw:text-box></draw:frame><draw:frame draw:style-name="gr66" draw:text-style-name="P65" svg:width="0.505cm" svg:height="0.74cm" svg:x="2.517cm" svg:y="2.059cm"><draw:text-box><text:p/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Reli<text:span text:style-name="T25">e</text:span> chaque droite à ses autres noms possibl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1478420737632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2643596748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AB)</text:p>
          </table:table-cell>
        </table:table-row>
        <table:table-row table:style-name="TableLine1478420720496">
          <table:table-cell table:style-name="Table1.A1" office:value-type="string">
            <text:p text:style-name="P21">(d<text:span text:style-name="T14">1</text:span><text:span text:style-name="T18">)</text:span></text:p>
          </table:table-cell>
          <table:table-cell table:style-name="Table1.A1" office:value-type="string">
            <text:list xml:id="list151524332230969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4181934481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AC)</text:p>
          </table:table-cell>
        </table:table-row>
        <table:table-row table:style-name="TableLine1478420725936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6172378852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AD)</text:p>
          </table:table-cell>
        </table:table-row>
        <table:table-row table:style-name="TableLine147842072838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5877098447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AF)</text:p>
          </table:table-cell>
        </table:table-row>
        <table:table-row table:style-name="TableLine1478420721584">
          <table:table-cell table:style-name="Table1.A1" office:value-type="string">
            <text:p text:style-name="P21">(d<text:span text:style-name="T14">2</text:span><text:span text:style-name="T18">)</text:span></text:p>
          </table:table-cell>
          <table:table-cell table:style-name="Table1.A1" office:value-type="string">
            <text:list xml:id="list151525924845745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4092858382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BC)</text:p>
          </table:table-cell>
        </table:table-row>
        <table:table-row table:style-name="TableLine1478420722128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6033107116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BD)</text:p>
          </table:table-cell>
        </table:table-row>
        <table:table-row table:style-name="TableLine1478420730288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4148699621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BE)</text:p>
          </table:table-cell>
        </table:table-row>
        <table:table-row table:style-name="TableLine1478420722400">
          <table:table-cell table:style-name="Table1.A1" office:value-type="string">
            <text:p text:style-name="P21">(d<text:span text:style-name="T14">3</text:span><text:span text:style-name="T18">)</text:span></text:p>
          </table:table-cell>
          <table:table-cell table:style-name="Table1.A1" office:value-type="string">
            <text:list xml:id="list151525090134196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4741893429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CE)</text:p>
          </table:table-cell>
        </table:table-row>
        <table:table-row table:style-name="TableLine1478420722672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5294494510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CF)</text:p>
          </table:table-cell>
        </table:table-row>
        <table:table-row table:style-name="TableLine147842072294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6184613274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DE)</text:p>
          </table:table-cell>
        </table:table-row>
        <table:table-row table:style-name="TableLine1478420726208">
          <table:table-cell table:style-name="Table1.A1" office:value-type="string">
            <text:p text:style-name="P21">(d<text:span text:style-name="T14">4</text:span><text:span text:style-name="T18">)</text:span></text:p>
          </table:table-cell>
          <table:table-cell table:style-name="Table1.A1" office:value-type="string">
            <text:list xml:id="list151524603885771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4278595163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DF)</text:p>
          </table:table-cell>
        </table:table-row>
        <table:table-row table:style-name="TableLine1478420723488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list xml:id="list151524529998904" text:continue-numbering="true" text:style-name="List_20_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2">(EF)</text:p>
          </table:table-cell>
        </table:table-row>
      </table:table>
      <text:list xml:id="list151525465398230" text:continue-list="list151524677467238" text:style-name="_5f_Numérotation_20_des_20_exercices_20_livrets">
        <text:list-item>
          <text:h text:style-name="P43" text:outline-level="1">Vocabulaire du cercle</text:h>
        </text:list-item>
      </text:list>
      <text:p text:style-name="_5f_Paragraphe_20_livret_20_"><draw:g text:anchor-type="paragraph" draw:z-index="14" draw:name="Shape8_3" draw:style-name="gr30"><draw:g draw:style-name="gr10"><draw:ellipse draw:style-name="gr31" draw:text-style-name="P57" svg:width="3.998cm" svg:height="3.991cm" svg:x="1.143cm" svg:y="0.335cm"><text:p/></draw:ellipse><draw:line draw:style-name="gr32" draw:text-style-name="P57" svg:x1="1.358cm" svg:y1="1.404cm" svg:x2="4.926cm" svg:y2="3.258cm"><text:p/></draw:line><draw:line draw:style-name="gr33" draw:text-style-name="P57" svg:x1="3.713cm" svg:y1="0.403cm" svg:x2="3.141cm" svg:y2="2.327cm"><text:p/></draw:line><draw:line draw:style-name="gr34" draw:text-style-name="P57" svg:x1="1.358cm" svg:y1="1.404cm" svg:x2="1.501cm" svg:y2="3.471cm"><text:p/></draw:line><draw:frame draw:style-name="gr35" draw:text-style-name="P59" svg:width="0.216cm" svg:height="0.419cm" svg:x="1.072cm" svg:y="1.155cm"><draw:text-box><text:p text:style-name="P58"><text:span text:style-name="T29">A</text:span></text:p></draw:text-box></draw:frame><draw:frame draw:style-name="gr36" draw:text-style-name="P60" svg:width="0.004cm" svg:height="0.706cm" svg:x="1.215cm" svg:y="1.384cm"><draw:text-box><text:p/></draw:text-box></draw:frame><draw:frame draw:style-name="gr37" draw:text-style-name="P59" svg:width="0.287cm" svg:height="0.419cm" svg:x="2.905cm" svg:y="2.317cm"><draw:text-box><text:p text:style-name="P58"><text:span text:style-name="T29">E</text:span></text:p></draw:text-box></draw:frame><draw:frame draw:style-name="gr38" draw:text-style-name="P59" svg:width="0.287cm" svg:height="0.419cm" svg:x="1.215cm" svg:y="3.399cm"><draw:text-box><text:p text:style-name="P58"><text:span text:style-name="T29">C</text:span></text:p></draw:text-box></draw:frame><draw:frame draw:style-name="gr39" draw:text-style-name="P59" svg:width="0.287cm" svg:height="0.419cm" svg:x="4.974cm" svg:y="3.159cm"><draw:text-box><text:p text:style-name="P58"><text:span text:style-name="T29">D</text:span></text:p></draw:text-box></draw:frame><draw:frame draw:style-name="gr40" draw:text-style-name="P59" svg:width="0.285cm" svg:height="0.419cm" svg:x="3.714cm" svg:y="0.026cm"><draw:text-box><text:p text:style-name="P58"><text:span text:style-name="T29">B</text:span></text:p></draw:text-box></draw:frame><draw:line draw:style-name="gr41" draw:text-style-name="P61" svg:x1="3.708cm" svg:y1="0.403cm" svg:x2="1.494cm" svg:y2="3.469cm"><text:p/></draw:line><draw:line draw:style-name="gr42" draw:text-style-name="P61" svg:x1="3.141cm" svg:y1="2.33cm" svg:x2="4.282cm" svg:y2="3.969cm"><text:p/></draw:line><draw:frame draw:style-name="gr43" draw:text-style-name="P59" svg:width="0.288cm" svg:height="0.419cm" svg:x="4.316cm" svg:y="3.968cm"><draw:text-box><text:p text:style-name="P58"><text:span text:style-name="T29">F</text:span></text:p></draw:text-box></draw:frame><draw:frame draw:style-name="gr44" draw:text-style-name="P59" svg:width="0.854cm" svg:height="0.495cm" svg:x="4.681cm" svg:y="0.596cm"><draw:text-box><text:p text:style-name="P58"><text:span text:style-name="T29">(</text:span><text:span text:style-name="T30">c</text:span><text:span text:style-name="T31">1</text:span><text:span text:style-name="T29">)</text:span></text:p></draw:text-box></draw:frame><draw:line draw:style-name="gr45" draw:text-style-name="P57" svg:x1="2.286cm" svg:y1="1.808cm" svg:x2="2.286cm" svg:y2="1.997cm"><text:p/></draw:line><draw:line draw:style-name="gr46" draw:text-style-name="P57" svg:x1="2.379cm" svg:y1="1.852cm" svg:x2="2.379cm" svg:y2="2.041cm"><text:p/></draw:line><draw:line draw:style-name="gr47" draw:text-style-name="P57" svg:x1="4.046cm" svg:y1="2.711cm" svg:x2="4.046cm" svg:y2="2.9cm"><text:p/></draw:line><draw:line draw:style-name="gr48" draw:text-style-name="P57" svg:x1="4.138cm" svg:y1="2.757cm" svg:x2="4.138cm" svg:y2="2.948cm"><text:p/></draw:line><draw:line draw:style-name="gr49" draw:text-style-name="P57" svg:x1="3.376cm" svg:y1="1.24cm" svg:x2="3.519cm" svg:y2="1.383cm"><text:p/></draw:line><draw:line draw:style-name="gr50" draw:text-style-name="P57" svg:x1="3.332cm" svg:y1="1.33cm" svg:x2="3.477cm" svg:y2="1.475cm"><text:p/></draw:line><draw:line draw:style-name="gr51" draw:text-style-name="P57" svg:x1="3.376cm" svg:y1="1.24cm" svg:x2="3.519cm" svg:y2="1.383cm"><text:p/></draw:line><draw:line draw:style-name="gr52" draw:text-style-name="P57" svg:x1="3.753cm" svg:y1="3.04cm" svg:x2="3.665cm" svg:y2="3.222cm"><text:p/></draw:line><draw:line draw:style-name="gr53" draw:text-style-name="P57" svg:x1="3.806cm" svg:y1="3.145cm" svg:x2="3.72cm" svg:y2="3.327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1525742507736" text:continue-numbering="true" text:style-name="_5f_Numérotation_20_des_20_exercices_20_livrets">
        <text:list-item>
          <text:list>
            <text:list-item>
              <text:p text:style-name="P31"><draw:frame draw:style-name="fr2" draw:name="Cadre3" text:anchor-type="paragraph" svg:x="-0.009cm" svg:y="1.002cm" svg:width="1.281cm" style:rel-width="14%" draw:z-index="20"><draw:text-box fo:min-height="0.517cm"><text:p text:style-name="P28"><text:span text:style-name="corps"><text:span text:style-name="T21">cercle </text:span></text:span></text:p></draw:text-box></draw:frame>Complète les phrases suivantes en utilisant les mots :</text:p>
            </text:list-item>
          </text:list>
        </text:list-item>
      </text:list>
      <text:p text:style-name="_5f_Paragraphe_20_livret_20_"><draw:frame draw:style-name="fr1" draw:name="Cadre25" text:anchor-type="paragraph" svg:x="1.27cm" svg:y="-0.021cm" svg:width="1.554cm" style:rel-width="17%" draw:z-index="15"><draw:text-box fo:min-height="0.617cm"><text:p text:style-name="P28"><text:span text:style-name="corps"><text:span text:style-name="T21">corde</text:span></text:span></text:p></draw:text-box></draw:frame><draw:frame draw:style-name="fr1" draw:name="Cadre2" text:anchor-type="paragraph" svg:x="2.822cm" svg:y="-0.021cm" svg:width="1.554cm" style:rel-width="17%" draw:z-index="16"><draw:text-box fo:min-height="0.572cm"><text:p text:style-name="P28"><text:span text:style-name="corps"><text:span text:style-name="T21">rayon</text:span></text:span></text:p></draw:text-box></draw:frame><draw:frame draw:style-name="fr1" draw:name="Cadre5" text:anchor-type="paragraph" svg:x="4.374cm" svg:y="-0.021cm" svg:width="1.554cm" style:rel-width="17%" draw:z-index="17"><draw:text-box fo:min-height="0.572cm"><text:p text:style-name="P28"><text:span text:style-name="corps"><text:span text:style-name="T21">centre</text:span></text:span></text:p></draw:text-box></draw:frame><draw:frame draw:style-name="fr1" draw:name="Cadre6" text:anchor-type="paragraph" svg:x="5.927cm" svg:y="-0.021cm" svg:width="1.921cm" style:rel-width="21%" draw:z-index="18"><draw:text-box fo:min-height="0.603cm"><text:p text:style-name="P28"><text:span text:style-name="corps"><text:span text:style-name="T21">diamètre</text:span></text:span></text:p></draw:text-box></draw:frame><draw:frame draw:style-name="fr1" draw:name="Cadre4" text:anchor-type="paragraph" svg:x="7.846cm" svg:y="-0.021cm" svg:width="1.372cm" style:rel-width="15%" draw:z-index="19"><draw:text-box fo:min-height="0.656cm"><text:p text:style-name="P28"><text:span text:style-name="corps"><text:span text:style-name="T21">milieu</text:span></text:span></text:p></draw:text-box></draw:frame><text:s text:c="16"/></text:p>
      <text:list xml:id="list151525119797228" text:continue-list="list151525742507736" text:style-name="_5f_Numérotation_20_des_20_exercices_20_livrets">
        <text:list-item>
          <text:list>
            <text:list-item>
              <text:list>
                <text:list-item text:start-value="1">
                  <text:p text:style-name="P35">Le <text:span text:style-name="T15">.....................</text:span> (<draw:frame draw:style-name="fr5" draw:name="Image1" text:anchor-type="as-char" svg:width="0.3cm" svg:height="0.3cm" draw:z-index="25"><draw:image xlink:href="Pictures/1000000000000062000000625679B2DD9E05D1B2.png" xlink:type="simple" xlink:show="embed" xlink:actuate="onLoad" draw:mime-type="image/png"/></draw:frame><text:span text:style-name="T14">1</text:span>) de <text:span text:style-name="T15">......................</text:span> E passe par les points A, B, C, D et F.</text:p>
                </text:list-item>
                <text:list-item>
                  <text:p text:style-name="P35">Le segment [EF] est un <text:span text:style-name="T15">........................</text:span> de ce cercle.</text:p>
                </text:list-item>
                <text:list-item>
                  <text:p text:style-name="P35">Le segment [AC] est une <text:span text:style-name="T15">.......................</text:span> de ce cercle.</text:p>
                </text:list-item>
                <text:list-item>
                  <text:p text:style-name="P35">E est le <text:span text:style-name="T15">..........................</text:span> du <text:span text:style-name="T15">.........................</text:span> [AD].</text:p>
                </text:list-item>
              </text:list>
            </text:list-item>
            <text:list-item>
              <text:p text:style-name="P34">Écris <text:span text:style-name="T22">deux</text:span> phrases similaires en utilisant les mots de la liste précédente et les lettres de la figure.</text:p>
            </text:list-item>
          </text:list>
        </text:list-item>
      </text:list>
      <text:p text:style-name="FILET_5f_POINTILLES"><text:span text:style-name="_5f_pointillés_20_gris"><text:span text:style-name="T19"><text:tab/><text:tab/><text:tab/><text:tab/></text:span></text:span></text:p>
      <text:list xml:id="list151525909318690" text:continue-numbering="true" text:style-name="_5f_Numérotation_20_des_20_exercices_20_livrets">
        <text:list-item>
          <text:h text:style-name="_5f_Titre_20_d_27_exercices_20_livret" text:outline-level="1">Figures cachées</text:h>
        </text:list-item>
      </text:list>
      <text:p text:style-name="_5f_Paragraphe_20_livret_20_"><text:span text:style-name="_5f_pointillés_20_gris"/></text:p>
      <text:p text:style-name="_5f_Paragraphe_20_livret_20_"><draw:g text:anchor-type="paragraph" draw:z-index="21" draw:name="Shape8_4" draw:style-name="gr9"><draw:g draw:style-name="gr10"><draw:line draw:style-name="gr11" draw:text-style-name="P56" svg:x1="1.498cm" svg:y1="1.945cm" svg:x2="1.654cm" svg:y2="2.097cm"><text:p/></draw:line><draw:line draw:style-name="gr12" draw:text-style-name="P56" svg:x1="1.654cm" svg:y1="1.945cm" svg:x2="1.498cm" svg:y2="2.097cm"><text:p/></draw:line></draw:g><draw:g draw:style-name="gr10"><draw:line draw:style-name="gr13" draw:text-style-name="P56" svg:x1="3.263cm" svg:y1="3.771cm" svg:x2="3.419cm" svg:y2="3.922cm"><text:p/></draw:line><draw:line draw:style-name="gr14" draw:text-style-name="P56" svg:x1="3.419cm" svg:y1="3.771cm" svg:x2="3.263cm" svg:y2="3.922cm"><text:p/></draw:line></draw:g><draw:g draw:style-name="gr10"><draw:line draw:style-name="gr15" draw:text-style-name="P56" svg:x1="6.793cm" svg:y1="3.771cm" svg:x2="6.951cm" svg:y2="3.922cm"><text:p/></draw:line><draw:line draw:style-name="gr16" draw:text-style-name="P56" svg:x1="6.951cm" svg:y1="3.771cm" svg:x2="6.793cm" svg:y2="3.922cm"><text:p/></draw:line></draw:g><draw:g draw:style-name="gr10"><draw:line draw:style-name="gr17" draw:text-style-name="P57" svg:x1="3.682cm" svg:y1="2.677cm" svg:x2="6.506cm" svg:y2="1.357cm"><text:p/></draw:line><draw:line draw:style-name="gr18" draw:text-style-name="P57" svg:x1="3.625cm" svg:y1="2.567cm" svg:x2="3.739cm" svg:y2="2.794cm"><text:p/></draw:line><draw:line draw:style-name="gr19" draw:text-style-name="P57" svg:x1="6.449cm" svg:y1="1.242cm" svg:x2="6.563cm" svg:y2="1.469cm"><text:p/></draw:line></draw:g><draw:g draw:style-name="gr10"><draw:line draw:style-name="gr20" draw:text-style-name="P57" svg:x1="7.881cm" svg:y1="0.707cm" svg:x2="8.653cm" svg:y2="2.021cm"><text:p/></draw:line><draw:line draw:style-name="gr21" draw:text-style-name="P57" svg:x1="7.996cm" svg:y1="0.644cm" svg:x2="7.768cm" svg:y2="0.767cm"><text:p/></draw:line><draw:line draw:style-name="gr22" draw:text-style-name="P57" svg:x1="8.769cm" svg:y1="1.957cm" svg:x2="8.541cm" svg:y2="2.084cm"><text:p/></draw:line></draw:g><draw:frame draw:style-name="gr23" draw:text-style-name="P59" svg:width="0.265cm" svg:height="0.414cm" svg:x="6.562cm" svg:y="3.875cm"><draw:text-box><text:p text:style-name="P58"><text:span text:style-name="T29">Y</text:span></text:p></draw:text-box></draw:frame><draw:frame draw:style-name="gr24" draw:text-style-name="P59" svg:width="0.265cm" svg:height="0.414cm" svg:x="3.15cm" svg:y="3.858cm"><draw:text-box><text:p text:style-name="P58"><text:span text:style-name="T29">L</text:span></text:p></draw:text-box></draw:frame><draw:frame draw:style-name="gr25" draw:text-style-name="P59" svg:width="0.264cm" svg:height="0.414cm" svg:x="8.65cm" svg:y="2.046cm"><draw:text-box><text:p text:style-name="P58"><text:span text:style-name="T29">K</text:span></text:p></draw:text-box></draw:frame><draw:frame draw:style-name="gr26" draw:text-style-name="P59" svg:width="0.264cm" svg:height="0.414cm" svg:x="7.747cm" svg:y="0.134cm"><draw:text-box><text:p text:style-name="P58"><text:span text:style-name="T29">B</text:span></text:p></draw:text-box></draw:frame><draw:frame draw:style-name="gr27" draw:text-style-name="P59" svg:width="0.264cm" svg:height="0.414cm" svg:x="6.546cm" svg:y="1.155cm"><draw:text-box><text:p text:style-name="P58"><text:span text:style-name="T29">T</text:span></text:p></draw:text-box></draw:frame><draw:frame draw:style-name="gr28" draw:text-style-name="P59" svg:width="0.264cm" svg:height="0.414cm" svg:x="3.341cm" svg:y="2.591cm"><draw:text-box><text:p text:style-name="P58"><text:span text:style-name="T29">N</text:span></text:p></draw:text-box></draw:frame><draw:frame draw:style-name="gr29" draw:text-style-name="P59" svg:width="0.262cm" svg:height="0.414cm" svg:x="1.249cm" svg:y="1.736cm"><draw:text-box><text:p text:style-name="P58"><text:span text:style-name="T29">A</text:span></text:p></draw:text-box></draw:fram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26">Sur la figure ci-dessus, effectue les tracés demandés.</text:p>
      <text:list xml:id="list151524198795308" text:continue-numbering="true" text:style-name="_5f_Numérotation_20_des_20_exercices_20_livrets">
        <text:list-item>
          <text:list>
            <text:list-item>
              <text:p text:style-name="_5f_Paragraphe_20_énoncé_20_après_20_numéro">Trace en bleu le cercle de centre A et de rayon 2 cm.</text:p>
            </text:list-item>
            <text:list-item>
              <text:p text:style-name="_5f_Paragraphe_20_énoncé_20_après_20_numéro">Trace en rouge le cercle de rayon [BK] et de centre K.</text:p>
            </text:list-item>
            <text:list-item>
              <text:p text:style-name="_5f_Paragraphe_20_énoncé_20_après_20_numéro">Trace en jaune le cercle de centre L et de diamètre 4 cm.</text:p>
            </text:list-item>
            <text:list-item>
              <text:p text:style-name="_5f_Paragraphe_20_énoncé_20_après_20_numéro">Trace en noir le cercle de diamètre [NT].</text:p>
            </text:list-item>
            <text:list-item>
              <text:p text:style-name="_5f_Paragraphe_20_énoncé_20_après_20_numéro">Trace en vert le cercle de centre Y et de <text:line-break/>rayon <text:span text:style-name="T27">KB.</text:span></text:p>
            </text:list-item>
          </text:list>
        </text:list-item>
      </text:list>
      <text:h text:style-name="P44" text:outline-level="1"/>
      <text:list xml:id="list151524275985852" text:continue-numbering="true" text:style-name="_5f_Numérotation_20_des_20_exercices_20_livrets">
        <text:list-item>
          <text:h text:style-name="P46" text:outline-level="1">Triplet de cercles</text:h>
          <text:list>
            <text:list-item>
              <text:p text:style-name="_5f_Paragraphe_20_énoncé_20_après_20_numéro_20_second">Trace un segment [AB] de longueur 4 cm.</text:p>
            </text:list-item>
            <text:list-item>
              <text:p text:style-name="_5f_Paragraphe_20_énoncé_20_après_20_numéro_20_second">Marque un point O, milieu du segment [AB].</text:p>
            </text:list-item>
            <text:list-item>
              <text:p text:style-name="_5f_Paragraphe_20_énoncé_20_après_20_numéro_20_second">Trace le cercle de centre O et de rayon 2 cm.</text:p>
            </text:list-item>
            <text:list-item>
              <text:p text:style-name="_5f_Paragraphe_20_énoncé_20_après_20_numéro_20_second">Trace les cercles de diamètres [AO] et [OB].</text:p>
              <text:p text:style-name="P40"/>
            </text:list-item>
          </text:list>
          <text:p text:style-name="P40"/>
        </text:list-item>
      </text:list>
      <text:p text:style-name="P41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11cm" draw:dots2="1" draw:dots2-length="0.011cm" draw:distance="0.011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11cm" draw:dots2="1" draw:dots2-length="0.011cm" draw:distance="0.011cm"/>
    <draw:stroke-dash draw:name="Dashed_20__28_var_29__20_6242" draw:display-name="Dashed (var) 6242" draw:style="rect" draw:dots1="1" draw:dots1-length="0.011cm" draw:dots2="1" draw:dots2-length="0.011cm" draw:distance="0.011cm"/>
    <draw:stroke-dash draw:name="Dashed_20__28_var_29__20_6243" draw:display-name="Dashed (var) 6243" draw:style="rect" draw:dots1="1" draw:dots1-length="0.011cm" draw:dots2="1" draw:dots2-length="0.011cm" draw:distance="0.011cm"/>
    <draw:stroke-dash draw:name="Dashed_20__28_var_29__20_6244" draw:display-name="Dashed (var) 6244" draw:style="rect" draw:dots1="1" draw:dots1-length="0.011cm" draw:dots2="1" draw:dots2-length="0.011cm" draw:distance="0.011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06cm" draw:dots2="1" draw:dots2-length="0.006cm" draw:distance="0.006cm"/>
    <draw:stroke-dash draw:name="Dashed_20__28_var_29__20_884" draw:display-name="Dashed (var) 884" draw:style="rect" draw:dots1="1" draw:dots1-length="0.006cm" draw:dots2="1" draw:dots2-length="0.006cm" draw:distance="0.006cm"/>
    <draw:stroke-dash draw:name="Dashed_20__28_var_29__20_885" draw:display-name="Dashed (var) 885" draw:style="rect" draw:dots1="1" draw:dots1-length="0.006cm" draw:dots2="1" draw:dots2-length="0.006cm" draw:distance="0.006cm"/>
    <draw:stroke-dash draw:name="Dashed_20__28_var_29__20_886" draw:display-name="Dashed (var) 886" draw:style="rect" draw:dots1="1" draw:dots1-length="0.006cm" draw:dots2="1" draw:dots2-length="0.006cm" draw:distance="0.006cm"/>
    <draw:stroke-dash draw:name="Dashed_20__28_var_29__20_887" draw:display-name="Dashed (var) 887" draw:style="rect" draw:dots1="1" draw:dots1-length="0.006cm" draw:dots2="1" draw:dots2-length="0.006cm" draw:distance="0.006cm"/>
    <draw:stroke-dash draw:name="Dashed_20__28_var_29__20_888" draw:display-name="Dashed (var) 888" draw:style="rect" draw:dots1="1" draw:dots1-length="0.006cm" draw:dots2="1" draw:dots2-length="0.006cm" draw:distance="0.006cm"/>
    <draw:stroke-dash draw:name="Dashed_20__28_var_29__20_889" draw:display-name="Dashed (var) 889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6cm" draw:dots2="1" draw:dots2-length="0.006cm" draw:distance="0.006cm"/>
    <draw:stroke-dash draw:name="Dashed_20__28_var_29__20_891" draw:display-name="Dashed (var) 891" draw:style="rect" draw:dots1="1" draw:dots1-length="0.006cm" draw:dots2="1" draw:dots2-length="0.006cm" draw:distance="0.006cm"/>
    <draw:stroke-dash draw:name="Dashed_20__28_var_29__20_892" draw:display-name="Dashed (var) 892" draw:style="rect" draw:dots1="1" draw:dots1-length="0.006cm" draw:dots2="1" draw:dots2-length="0.006cm" draw:distance="0.006cm"/>
    <draw:stroke-dash draw:name="Dashed_20__28_var_29__20_893" draw:display-name="Dashed (var) 893" draw:style="rect" draw:dots1="1" draw:dots1-length="0.006cm" draw:dots2="1" draw:dots2-length="0.006cm" draw:distance="0.006cm"/>
    <draw:stroke-dash draw:name="Dashed_20__28_var_29__20_894" draw:display-name="Dashed (var) 894" draw:style="rect" draw:dots1="1" draw:dots1-length="0.006cm" draw:dots2="1" draw:dots2-length="0.006cm" draw:distance="0.006cm"/>
    <draw:stroke-dash draw:name="Dashed_20__28_var_29__20_895" draw:display-name="Dashed (var) 895" draw:style="rect" draw:dots1="1" draw:dots1-length="0.006cm" draw:dots2="1" draw:dots2-length="0.006cm" draw:distance="0.006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6cm" draw:dots2="1" draw:dots2-length="0.006cm" draw:distance="0.006cm"/>
    <draw:stroke-dash draw:name="Dashed_20__28_var_29__20_906" draw:display-name="Dashed (var) 906" draw:style="rect" draw:dots1="1" draw:dots1-length="0.006cm" draw:dots2="1" draw:dots2-length="0.006cm" draw:distance="0.006cm"/>
    <draw:stroke-dash draw:name="Dashed_20__28_var_29__20_907" draw:display-name="Dashed (var) 907" draw:style="rect" draw:dots1="1" draw:dots1-length="0.006cm" draw:dots2="1" draw:dots2-length="0.006cm" draw:distance="0.006cm"/>
    <draw:stroke-dash draw:name="Dashed_20__28_var_29__20_908" draw:display-name="Dashed (var) 908" draw:style="rect" draw:dots1="1" draw:dots1-length="0.006cm" draw:dots2="1" draw:dots2-length="0.006cm" draw:distance="0.006cm"/>
    <draw:stroke-dash draw:name="Dashed_20__28_var_29__20_909" draw:display-name="Dashed (var) 90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6cm" draw:dots2="1" draw:dots2-length="0.006cm" draw:distance="0.006cm"/>
    <draw:stroke-dash draw:name="Dashed_20__28_var_29__20_911" draw:display-name="Dashed (var) 911" draw:style="rect" draw:dots1="1" draw:dots1-length="0.006cm" draw:dots2="1" draw:dots2-length="0.006cm" draw:distance="0.006cm"/>
    <draw:stroke-dash draw:name="Dashed_20__28_var_29__20_912" draw:display-name="Dashed (var) 912" draw:style="rect" draw:dots1="1" draw:dots1-length="0.006cm" draw:dots2="1" draw:dots2-length="0.006cm" draw:distance="0.006cm"/>
    <draw:stroke-dash draw:name="Dashed_20__28_var_29__20_913" draw:display-name="Dashed (var) 913" draw:style="rect" draw:dots1="1" draw:dots1-length="0.006cm" draw:dots2="1" draw:dots2-length="0.006cm" draw:distance="0.006cm"/>
    <draw:stroke-dash draw:name="Dashed_20__28_var_29__20_914" draw:display-name="Dashed (var) 914" draw:style="rect" draw:dots1="1" draw:dots1-length="0.006cm" draw:dots2="1" draw:dots2-length="0.006cm" draw:distance="0.006cm"/>
    <draw:stroke-dash draw:name="Dashed_20__28_var_29__20_915" draw:display-name="Dashed (var) 915" draw:style="rect" draw:dots1="1" draw:dots1-length="0.006cm" draw:dots2="1" draw:dots2-length="0.006cm" draw:distance="0.006cm"/>
    <draw:stroke-dash draw:name="Dashed_20__28_var_29__20_916" draw:display-name="Dashed (var) 916" draw:style="rect" draw:dots1="1" draw:dots1-length="0.006cm" draw:dots2="1" draw:dots2-length="0.006cm" draw:distance="0.006cm"/>
    <draw:stroke-dash draw:name="Dashed_20__28_var_29__20_917" draw:display-name="Dashed (var) 917" draw:style="rect" draw:dots1="1" draw:dots1-length="0.006cm" draw:dots2="1" draw:dots2-length="0.006cm" draw:distance="0.006cm"/>
    <draw:stroke-dash draw:name="Dashed_20__28_var_29__20_918" draw:display-name="Dashed (var) 918" draw:style="rect" draw:dots1="1" draw:dots1-length="0.006cm" draw:dots2="1" draw:dots2-length="0.006cm" draw:distance="0.006cm"/>
    <draw:stroke-dash draw:name="Dashed_20__28_var_29__20_919" draw:display-name="Dashed (var) 919" draw:style="rect" draw:dots1="1" draw:dots1-length="0.006cm" draw:dots2="1" draw:dots2-length="0.006cm" draw:distance="0.006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6cm" draw:dots2="1" draw:dots2-length="0.006cm" draw:distance="0.006cm"/>
    <draw:stroke-dash draw:name="Dashed_20__28_var_29__20_921" draw:display-name="Dashed (var) 921" draw:style="rect" draw:dots1="1" draw:dots1-length="0.006cm" draw:dots2="1" draw:dots2-length="0.006cm" draw:distance="0.006cm"/>
    <draw:stroke-dash draw:name="Dashed_20__28_var_29__20_922" draw:display-name="Dashed (var) 922" draw:style="rect" draw:dots1="1" draw:dots1-length="0.006cm" draw:dots2="1" draw:dots2-length="0.006cm" draw:distance="0.006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6cm" draw:dots2="1" draw:dots2-length="0.006cm" draw:distance="0.006cm"/>
    <draw:stroke-dash draw:name="Dashed_20__28_var_29__20_984" draw:display-name="Dashed (var) 984" draw:style="rect" draw:dots1="1" draw:dots1-length="0.006cm" draw:dots2="1" draw:dots2-length="0.006cm" draw:distance="0.006cm"/>
    <draw:stroke-dash draw:name="Dashed_20__28_var_29__20_985" draw:display-name="Dashed (var) 985" draw:style="rect" draw:dots1="1" draw:dots1-length="0.006cm" draw:dots2="1" draw:dots2-length="0.006cm" draw:distance="0.006cm"/>
    <draw:stroke-dash draw:name="Dashed_20__28_var_29__20_986" draw:display-name="Dashed (var) 986" draw:style="rect" draw:dots1="1" draw:dots1-length="0.006cm" draw:dots2="1" draw:dots2-length="0.006cm" draw:distance="0.006cm"/>
    <draw:stroke-dash draw:name="Dashed_20__28_var_29__20_987" draw:display-name="Dashed (var) 987" draw:style="rect" draw:dots1="1" draw:dots1-length="0.006cm" draw:dots2="1" draw:dots2-length="0.006cm" draw:distance="0.006cm"/>
    <draw:stroke-dash draw:name="Dashed_20__28_var_29__20_988" draw:display-name="Dashed (var) 988" draw:style="rect" draw:dots1="1" draw:dots1-length="0.006cm" draw:dots2="1" draw:dots2-length="0.006cm" draw:distance="0.006cm"/>
    <draw:stroke-dash draw:name="Dashed_20__28_var_29__20_989" draw:display-name="Dashed (var) 989" draw:style="rect" draw:dots1="1" draw:dots1-length="0.006cm" draw:dots2="1" draw:dots2-length="0.006cm" draw:distance="0.006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06cm" draw:dots2="1" draw:dots2-length="0.006cm" draw:distance="0.006cm"/>
    <draw:stroke-dash draw:name="Dashed_20__28_var_29__20_991" draw:display-name="Dashed (var) 991" draw:style="rect" draw:dots1="1" draw:dots1-length="0.006cm" draw:dots2="1" draw:dots2-length="0.006cm" draw:distance="0.006cm"/>
    <draw:stroke-dash draw:name="Dashed_20__28_var_29__20_992" draw:display-name="Dashed (var) 992" draw:style="rect" draw:dots1="1" draw:dots1-length="0.006cm" draw:dots2="1" draw:dots2-length="0.006cm" draw:distance="0.006cm"/>
    <draw:stroke-dash draw:name="Dashed_20__28_var_29__20_993" draw:display-name="Dashed (var) 993" draw:style="rect" draw:dots1="1" draw:dots1-length="0.006cm" draw:dots2="1" draw:dots2-length="0.006cm" draw:distance="0.006cm"/>
    <draw:stroke-dash draw:name="Dashed_20__28_var_29__20_994" draw:display-name="Dashed (var) 994" draw:style="rect" draw:dots1="1" draw:dots1-length="0.006cm" draw:dots2="1" draw:dots2-length="0.006cm" draw:distance="0.006cm"/>
    <draw:stroke-dash draw:name="Dashed_20__28_var_29__20_995" draw:display-name="Dashed (var) 995" draw:style="rect" draw:dots1="1" draw:dots1-length="0.006cm" draw:dots2="1" draw:dots2-length="0.006cm" draw:distance="0.006cm"/>
    <draw:stroke-dash draw:name="Dashed_20__28_var_29__20_996" draw:display-name="Dashed (var) 996" draw:style="rect" draw:dots1="1" draw:dots1-length="0.006cm" draw:dots2="1" draw:dots2-length="0.006cm" draw:distance="0.006cm"/>
    <draw:stroke-dash draw:name="Dashed_20__28_var_29__20_997" draw:display-name="Dashed (var) 997" draw:style="rect" draw:dots1="1" draw:dots1-length="0.006cm" draw:dots2="1" draw:dots2-length="0.006cm" draw:distance="0.006cm"/>
    <draw:stroke-dash draw:name="Dashed_20__28_var_29__20_998" draw:display-name="Dashed (var) 998" draw:style="rect" draw:dots1="1" draw:dots1-length="0.006cm" draw:dots2="1" draw:dots2-length="0.006cm" draw:distance="0.006cm"/>
    <draw:stroke-dash draw:name="Dashed_20__28_var_29__20_999" draw:display-name="Dashed (var) 999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Open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9" style:family="paragraph" style:parent-style-name="Standard">
      <style:text-properties fo:font-size="6pt" style:font-size-asian="6pt" style:font-size-complex="6pt"/>
    </style:style>
    <style:style style:name="MP1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_5f_Titre_20_d_27_exercices_20_livret" style:list-style-name="_5f_Numérotation_20_des_20_exercices_20_livrets"/>
    <style:style style:name="MP14" style:family="paragraph" style:parent-style-name="_5f_En-tête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5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16" style:family="paragraph" style:parent-style-name="_5f_En-tête">
      <style:text-properties fo:font-size="16pt" fo:letter-spacing="normal" officeooo:rsid="0010078c" officeooo:paragraph-rsid="0010078c" style:font-size-asian="16pt" style:font-size-complex="16pt"/>
    </style:style>
    <style:style style:name="MP17" style:family="paragraph">
      <loext:graphic-properties draw:fill="solid" draw:fill-color="#1ca2b8"/>
    </style:style>
    <style:style style:name="MP18" style:family="paragraph">
      <style:paragraph-properties fo:text-align="center"/>
    </style:style>
    <style:style style:name="MP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3" style:family="paragraph" style:parent-style-name="Header">
      <style:text-properties fo:font-size="14pt" style:font-size-asian="14pt" style:font-size-complex="14pt"/>
    </style:style>
    <style:style style:name="M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5" style:family="text">
      <style:text-properties officeooo:rsid="00a4cf55"/>
    </style:style>
    <style:style style:name="MT6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7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8" style:family="text">
      <style:text-properties fo:font-variant="small-caps" officeooo:rsid="0054f64f"/>
    </style:style>
    <style:style style:name="MT9" style:family="text">
      <style:text-properties fo:font-variant="small-caps"/>
    </style:style>
    <style:style style:name="MT10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1" style:family="text">
      <style:text-properties officeooo:rsid="002925a2"/>
    </style:style>
    <style:style style:name="MT12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_5f_En-tête"><text:span text:style-name="MT3">Géométrie plane</text:span> : <text:span text:style-name="MT3">Points, droites </text:span><text:span text:style-name="MT4">et cercles</text:span></text:p>
      </style:header>
      <style:footer>
        <text:p text:style-name="MP4"><draw:frame draw:style-name="Mfr1" draw:name="Frame1" text:anchor-type="paragraph" svg:y="-0.06cm" draw:z-index="29"><draw:text-box fo:min-height="0.499cm" fo:min-width="3cm"><draw:frame draw:style-name="Mfr2" draw:name="Frame2" text:anchor-type="frame" svg:x="0.45cm" svg:y="0.079cm" svg:width="0.817cm" draw:z-index="33"><draw:text-box fo:min-height="0.355cm"><text:p text:style-name="MP5"><draw:g text:anchor-type="paragraph" draw:z-index="35" draw:name="Shape4_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7">Géométrie plane : points, droites <text:span text:style-name="MT5">et cercles</text:span></text:p></draw:text-box></draw:frame></text:p>
      </style:footer>
      <style:footer-left>
        <text:p text:style-name="MP4"><draw:frame draw:style-name="Mfr1" draw:name="Frame3" text:anchor-type="paragraph" svg:y="-0.06cm" draw:z-index="30"><draw:text-box fo:min-height="0.499cm" fo:min-width="3cm"><draw:frame draw:style-name="Mfr2" draw:name="Frame4" text:anchor-type="frame" svg:x="0.45cm" svg:y="0.079cm" svg:width="0.817cm" draw:z-index="31"><draw:text-box fo:min-height="0.355cm"><text:p text:style-name="MP5"><draw:g text:anchor-type="paragraph" draw:z-index="36" draw:name="Shape4_2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8">Géométrie plane : points, droites <text:span text:style-name="MT5">et cercle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26" draw:name="Shape5" draw:style-name="Mgr6"><draw:ellipse draw:style-name="Mgr7" draw:text-style-name="MP21" svg:width="1.715cm" svg:height="1.784cm" svg:x="0cm" svg:y="0.004cm" draw:kind="arc" draw:start-angle="90.48" draw:end-angle="269.56"><text:p/></draw:ellipse><draw:line draw:style-name="Mgr7" draw:text-style-name="MP21" svg:x1="0.847cm" svg:y1="0.002cm" svg:x2="18.167cm" svg:y2="0.002cm"><text:p/></draw:line><draw:line draw:style-name="Mgr7" draw:text-style-name="MP21" svg:x1="0.847cm" svg:y1="1.782cm" svg:x2="18.158cm" svg:y2="1.782cm"><text:p/></draw:line><draw:ellipse draw:style-name="Mgr7" draw:text-style-name="MP21" svg:width="1.719cm" svg:height="1.782cm" svg:x="17.29cm" svg:y="0cm" draw:kind="arc" draw:start-angle="270.5" draw:end-angle="89.48"><text:p/></draw:ellipse><draw:frame draw:style-name="Mgr8" draw:text-style-name="MP22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3">N1 : Priorités, distributivité</text:p>
              </table:table-cell>
              <table:table-cell table:style-name="Tableau5.A1" office:value-type="string">
                <text:p text:style-name="MP23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24">Série 1 : Priorités opératoires</text:p>
            </table:table-cell>
            <table:table-cell table:style-name="Tableau5.A1" office:value-type="string">
              <text:p text:style-name="MP24"/>
            </table:table-cell>
          </table:table-row>
        </table:table>
        <text:p text:style-name="MP9"><text:span text:style-name="corps"><text:span text:style-name="MT6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7" draw:name="Shape6" draw:style-name="Mgr6"><draw:ellipse draw:style-name="Mgr7" draw:text-style-name="MP21" svg:width="1.715cm" svg:height="1.784cm" svg:x="0cm" svg:y="0.004cm" draw:kind="arc" draw:start-angle="90.48" draw:end-angle="269.56"><text:p/></draw:ellipse><draw:line draw:style-name="Mgr7" draw:text-style-name="MP21" svg:x1="0.847cm" svg:y1="0.002cm" svg:x2="18.167cm" svg:y2="0.002cm"><text:p/></draw:line><draw:line draw:style-name="Mgr7" draw:text-style-name="MP21" svg:x1="0.847cm" svg:y1="1.782cm" svg:x2="18.158cm" svg:y2="1.782cm"><text:p/></draw:line><draw:ellipse draw:style-name="Mgr7" draw:text-style-name="MP21" svg:width="1.719cm" svg:height="1.782cm" svg:x="17.29cm" svg:y="0cm" draw:kind="arc" draw:start-angle="270.5" draw:end-angle="89.48"><text:p/></draw:ellipse><draw:frame draw:style-name="Mgr8" draw:text-style-name="MP22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3">5N1 : Priorités, distributivité</text:p>
              </table:table-cell>
              <table:table-cell table:style-name="Tableau7.A1" office:value-type="string">
                <text:p text:style-name="MP23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24">Série 1 : Priorités opératoires</text:p>
            </table:table-cell>
            <table:table-cell table:style-name="Tableau7.A1" office:value-type="string">
              <text:p text:style-name="MP24"/>
            </table:table-cell>
          </table:table-row>
        </table:table>
        <text:p text:style-name="MP9"><text:span text:style-name="corps"><text:span text:style-name="MT6"/></text:span></text:p>
      </style:header-left>
      <style:footer>
        <text:p text:style-name="MP10"><text:span text:style-name="MT7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1">Série 4 : Constructions (2)</text:p>
      </style:header>
      <style:footer>
        <text:p text:style-name="MP12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1">Série 6 : Démonstrations (2)</text:p>
        <text:list xml:id="list2386892431" text:style-name="_5f_Numérotation_20_des_20_exercices_20_livrets">
          <text:list-item>
            <text:h text:style-name="MP13" text:outline-level="1">Sans justi</text:h>
          </text:list-item>
        </text:list>
      </style:header>
      <style:footer>
        <text:p text:style-name="MP12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4"><text:span text:style-name="MT8">S</text:span><text:span text:style-name="MT9">olides</text:span> : <text:span text:style-name="MT8">Vocabulaire, nature</text:span></text:p>
      </style:header>
      <style:footer>
        <text:p text:style-name="MP4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5">solides : Vocabulaire, NatuRE</text:p></draw:text-box></draw:frame><draw:g text:anchor-type="paragraph" draw:z-index="37" draw:name="Shape4_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5">solides : Vocabulaire, NatuRE</text:p></draw:text-box></draw:frame><draw:g text:anchor-type="paragraph" draw:z-index="38" draw:name="Shape4_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5" draw:style-name="Mdp1">
      <style:header>
        <text:p text:style-name="MP16"><draw:path text:anchor-type="paragraph" draw:z-index="39" draw:name="Shape1" draw:style-name="Mgr3" draw:text-style-name="MP17" svg:width="4.329cm" svg:height="2.24cm" svg:x="-1.499cm" svg:y="-1cm" svg:viewBox="0 0 4330 2241" svg:d="M0 2241l3984-288c209-15 363-168 345-342l-170-1611h-4159z"><text:p/></draw:path><draw:frame text:anchor-type="paragraph" draw:z-index="22" draw:name="Shape2" draw:style-name="Mgr4" draw:text-style-name="MP19" svg:width="2.703cm" svg:height="0.715cm" draw:transform="rotate (0.0872664625997165) translate (-0.172861111111111cm 0.218722222222222cm)"><draw:text-box><text:p text:style-name="MP18"><text:span text:style-name="MT10">Série 3</text:span></text:p></draw:text-box></draw:frame><draw:line text:anchor-type="paragraph" draw:z-index="23" draw:name="Shape3_0" draw:style-name="Mgr5" draw:text-style-name="MP18" svg:x1="15.088cm" svg:y1="0.36cm" svg:x2="20.493cm" svg:y2="0.36cm"><text:p/></draw:line>Parallélépipède rectangle et patrons</text:p>
      </style:header>
      <style:footer>
        <text:p text:style-name="MP4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5"><draw:g text:anchor-type="paragraph" draw:z-index="24" draw:name="Shape4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1">espace</text:span> • <text:span text:style-name="MT12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10-16T15:15:23.526000000</dc:date>
    <meta:editing-duration>P1DT7H26M5S</meta:editing-duration>
    <meta:editing-cycles>123</meta:editing-cycles>
    <meta:generator>LibreOffice/7.1.6.2$Windows_X86_64 LibreOffice_project/0e133318fcee89abacd6a7d077e292f1145735c3</meta:generator>
    <meta:document-statistic meta:table-count="4" meta:image-count="1" meta:object-count="0" meta:page-count="3" meta:paragraph-count="119" meta:word-count="631" meta:character-count="3309" meta:non-whitespace-character-count="2725"/>
  </office:meta>
</office:document-meta>
</file>